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13.898cm"/>
    </style:style>
    <style:style style:name="co6" style:family="table-column">
      <style:table-column-properties fo:break-before="auto" style:column-width="14.66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CONCATENATE([.E7]; &quot;, '&quot;; INT(RAND()*10000); &quot;', '&quot;; [.B8]; &quot;', &quot;; &quot;'Ambos visibles'&quot;; &quot;, &quot;; [.C8]; &quot;, &quot;; [.D8]*(0.1*RAND() + 0.95); &quot;, &quot;; INT(RAND()*10))" office:value-type="string" office:string-value="tie[0], '9232', 'Blackberry Curve 9300', 'Ambos visibles', pro[0], 3277,75066712326, 7">
            <text:p>tie[0], '9232', 'Blackberry Curve 9300', 'Ambos visibles', pro[0], 3277,75066712326, 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La Boutique Electronica</text:p>
          </table:table-cell>
          <table:table-cell table:style-name="ce2" office:value-type="string">
            <text:p>Tecnoventas 2001</text:p>
          </table:table-cell>
          <table:table-cell table:style-name="ce2" office:value-type="string">
            <text:p>Blackberrymania</text:p>
          </table:table-cell>
          <table:table-cell table:style-name="ce2" office:value-type="string">
            <text:p>Macrocomputer</text:p>
          </table:table-cell>
          <table:table-cell table:style-name="ce2" office:value-type="string">
            <text:p>La Milla de Oro</text:p>
          </table:table-cell>
          <table:table-cell table:style-name="ce2" office:value-type="string">
            <text:p>Silicon Systems</text:p>
          </table:table-cell>
          <table:table-cell table:style-name="ce2" office:value-type="string">
            <text:p>Masterweb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2" office:value-type="string">
            <text:p>Producto</text:p>
          </table:table-cell>
          <table:table-cell table:style-name="ce2" office:value-type="string">
            <text:p>Precio base</text:p>
          </table:table-cell>
          <table:table-cell table:style-name="ce3" table:formula="of:=CONCATENATE(&quot;tie[&quot;;[.E5];&quot;]&quot;)" office:value-type="string" office:string-value="tie[0]">
            <text:p>tie[0]</text:p>
          </table:table-cell>
          <table:table-cell table:style-name="ce3" table:formula="of:=CONCATENATE(&quot;tie[&quot;;[.F5];&quot;]&quot;)" office:value-type="string" office:string-value="tie[1]">
            <text:p>tie[1]</text:p>
          </table:table-cell>
          <table:table-cell table:style-name="ce3" table:formula="of:=CONCATENATE(&quot;tie[&quot;;[.G5];&quot;]&quot;)" office:value-type="string" office:string-value="tie[2]">
            <text:p>tie[2]</text:p>
          </table:table-cell>
          <table:table-cell table:style-name="ce3" table:formula="of:=CONCATENATE(&quot;tie[&quot;;[.H5];&quot;]&quot;)" office:value-type="string" office:string-value="tie[5]">
            <text:p>tie[5]</text:p>
          </table:table-cell>
          <table:table-cell table:style-name="ce3" table:formula="of:=CONCATENATE(&quot;tie[&quot;;[.I5];&quot;]&quot;)" office:value-type="string" office:string-value="tie[6]">
            <text:p>tie[6]</text:p>
          </table:table-cell>
          <table:table-cell table:style-name="ce3" table:formula="of:=CONCATENATE(&quot;tie[&quot;;[.J5];&quot;]&quot;)" office:value-type="string" office:string-value="tie[7]">
            <text:p>tie[7]</text:p>
          </table:table-cell>
          <table:table-cell table:style-name="ce3" table:formula="of:=CONCATENATE(&quot;tie[&quot;;[.K5];&quot;]&quot;)" office:value-type="string" office:string-value="tie[9]">
            <text:p>tie[9]</text:p>
          </table:table-cell>
          <table:table-cell table:style-name="ce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lackberry Curve 9300</text:p>
          </table:table-cell>
          <table:table-cell table:style-name="ce3" table:formula="of:=CONCATENATE(&quot;pro[&quot;;[.A8];&quot;]&quot;)" office:value-type="string" office:string-value="pro[0]">
            <text:p>pro[0]</text:p>
          </table:table-cell>
          <table:table-cell table:style-name="ce4" office:value-type="float" office:value="3249">
            <text:p>3249</text:p>
          </table:table-cell>
          <table:table-cell table:style-name="ce3" table:formula="of:=IF(RAND()&gt;0.5;CONCATENATE(&quot;(&quot;; [.E$7]; &quot;, '&quot;; INT(RAND()*10000); &quot;', '&quot;; [.$B8]; &quot;', &quot;; &quot;'Ambos visibles'&quot;; &quot;, &quot;; [.$C8]; &quot;, '&quot;; [.$D8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8]; &quot;', &quot;; &quot;'Ambos visibles'&quot;; &quot;, &quot;; [.$C8]; &quot;, '&quot;; [.$D8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8]; &quot;', &quot;; &quot;'Ambos visibles'&quot;; &quot;, &quot;; [.$C8]; &quot;, '&quot;; [.$D8]*(0.1*RAND() + 0.95); &quot;', &quot;; INT(RAND()*10); &quot;)&quot;); &quot;&quot;)" office:value-type="string" office:string-value="(tie[2], '8017', 'Blackberry Curve 9300', 'Ambos visibles', pro[0], '3287,66055492628', 4)">
            <text:p>(tie[2], '8017', 'Blackberry Curve 9300', 'Ambos visibles', pro[0], '3287,66055492628', 4)</text:p>
          </table:table-cell>
          <table:table-cell table:style-name="ce3" table:formula="of:=IF(RAND()&gt;0.5;CONCATENATE(&quot;(&quot;; [.H$7]; &quot;, '&quot;; INT(RAND()*10000); &quot;', '&quot;; [.$B8]; &quot;', &quot;; &quot;'Ambos visibles'&quot;; &quot;, &quot;; [.$C8]; &quot;, '&quot;; [.$D8]*(0.1*RAND() + 0.95); &quot;', &quot;; INT(RAND()*10); &quot;)&quot;); &quot;&quot;)" office:value-type="string" office:string-value="(tie[5], '794', 'Blackberry Curve 9300', 'Ambos visibles', pro[0], '3165,86214640522', 7)">
            <text:p>(tie[5], '794', 'Blackberry Curve 9300', 'Ambos visibles', pro[0], '3165,86214640522', 7)</text:p>
          </table:table-cell>
          <table:table-cell table:style-name="ce3" table:formula="of:=IF(RAND()&gt;0.5;CONCATENATE(&quot;(&quot;; [.I$7]; &quot;, '&quot;; INT(RAND()*10000); &quot;', '&quot;; [.$B8]; &quot;', &quot;; &quot;'Ambos visibles'&quot;; &quot;, &quot;; [.$C8]; &quot;, '&quot;; [.$D8]*(0.1*RAND() + 0.95); &quot;', &quot;; INT(RAND()*10); &quot;)&quot;); &quot;&quot;)" office:value-type="string" office:string-value="(tie[6], '9473', 'Blackberry Curve 9300', 'Ambos visibles', pro[0], '3117,33788339971', 1)">
            <text:p>(tie[6], '9473', 'Blackberry Curve 9300', 'Ambos visibles', pro[0], '3117,33788339971', 1)</text:p>
          </table:table-cell>
          <table:table-cell table:style-name="ce3" table:formula="of:=IF(RAND()&gt;0.5;CONCATENATE(&quot;(&quot;; [.J$7]; &quot;, '&quot;; INT(RAND()*10000); &quot;', '&quot;; [.$B8]; &quot;', &quot;; &quot;'Ambos visibles'&quot;; &quot;, &quot;; [.$C8]; &quot;, '&quot;; [.$D8]*(0.1*RAND() + 0.95); &quot;', &quot;; INT(RAND()*10); &quot;)&quot;); &quot;&quot;)" office:value-type="string" office:string-value="(tie[7], '7872', 'Blackberry Curve 9300', 'Ambos visibles', pro[0], '3346,0096711549', 5)">
            <text:p>(tie[7], '7872', 'Blackberry Curve 9300', 'Ambos visibles', pro[0], '3346,0096711549', 5)</text:p>
          </table:table-cell>
          <table:table-cell table:style-name="ce3" table:formula="of:=IF(RAND()&gt;0.5;CONCATENATE(&quot;(&quot;; [.K$7]; &quot;, '&quot;; INT(RAND()*10000); &quot;', '&quot;; [.$B8]; &quot;', &quot;; &quot;'Ambos visibles'&quot;; &quot;, &quot;; [.$C8]; &quot;, '&quot;; [.$D8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ckberry Bold 9650</text:p>
          </table:table-cell>
          <table:table-cell table:style-name="ce3" table:formula="of:=CONCATENATE(&quot;pro[&quot;;[.A9];&quot;]&quot;)" office:value-type="string" office:string-value="pro[1]">
            <text:p>pro[1]</text:p>
          </table:table-cell>
          <table:table-cell table:style-name="ce4" office:value-type="float" office:value="4999">
            <text:p>4999</text:p>
          </table:table-cell>
          <table:table-cell table:style-name="ce3" table:formula="of:=IF(RAND()&gt;0.5;CONCATENATE(&quot;(&quot;; [.E$7]; &quot;, '&quot;; INT(RAND()*10000); &quot;', '&quot;; [.$B9]; &quot;', &quot;; &quot;'Ambos visibles'&quot;; &quot;, &quot;; [.$C9]; &quot;, '&quot;; [.$D9]*(0.1*RAND() + 0.95); &quot;', &quot;; INT(RAND()*10); &quot;)&quot;); &quot;&quot;)" office:value-type="string" office:string-value="(tie[0], '4422', 'Blackberry Bold 9650', 'Ambos visibles', pro[1], '5205,83163391398', 9)">
            <text:p>(tie[0], '4422', 'Blackberry Bold 9650', 'Ambos visibles', pro[1], '5205,83163391398', 9)</text:p>
          </table:table-cell>
          <table:table-cell table:style-name="ce3" table:formula="of:=IF(RAND()&gt;0.5;CONCATENATE(&quot;(&quot;; [.F$7]; &quot;, '&quot;; INT(RAND()*10000); &quot;', '&quot;; [.$B9]; &quot;', &quot;; &quot;'Ambos visibles'&quot;; &quot;, &quot;; [.$C9]; &quot;, '&quot;; [.$D9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9]; &quot;', &quot;; &quot;'Ambos visibles'&quot;; &quot;, &quot;; [.$C9]; &quot;, '&quot;; [.$D9]*(0.1*RAND() + 0.95); &quot;', &quot;; INT(RAND()*10); &quot;)&quot;); &quot;&quot;)" office:value-type="string" office:string-value="(tie[2], '9474', 'Blackberry Bold 9650', 'Ambos visibles', pro[1], '5223,92966783145', 0)">
            <text:p>(tie[2], '9474', 'Blackberry Bold 9650', 'Ambos visibles', pro[1], '5223,92966783145', 0)</text:p>
          </table:table-cell>
          <table:table-cell table:style-name="ce3" table:formula="of:=IF(RAND()&gt;0.5;CONCATENATE(&quot;(&quot;; [.H$7]; &quot;, '&quot;; INT(RAND()*10000); &quot;', '&quot;; [.$B9]; &quot;', &quot;; &quot;'Ambos visibles'&quot;; &quot;, &quot;; [.$C9]; &quot;, '&quot;; [.$D9]*(0.1*RAND() + 0.95); &quot;', &quot;; INT(RAND()*10); &quot;)&quot;); &quot;&quot;)" office:value-type="string" office:string-value="(tie[5], '8481', 'Blackberry Bold 9650', 'Ambos visibles', pro[1], '5101,06055643787', 5)">
            <text:p>(tie[5], '8481', 'Blackberry Bold 9650', 'Ambos visibles', pro[1], '5101,06055643787', 5)</text:p>
          </table:table-cell>
          <table:table-cell table:style-name="ce3" table:formula="of:=IF(RAND()&gt;0.5;CONCATENATE(&quot;(&quot;; [.I$7]; &quot;, '&quot;; INT(RAND()*10000); &quot;', '&quot;; [.$B9]; &quot;', &quot;; &quot;'Ambos visibles'&quot;; &quot;, &quot;; [.$C9]; &quot;, '&quot;; [.$D9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9]; &quot;', &quot;; &quot;'Ambos visibles'&quot;; &quot;, &quot;; [.$C9]; &quot;, '&quot;; [.$D9]*(0.1*RAND() + 0.95); &quot;', &quot;; INT(RAND()*10); &quot;)&quot;); &quot;&quot;)" office:value-type="string" office:string-value="(tie[7], '652', 'Blackberry Bold 9650', 'Ambos visibles', pro[1], '5201,53391514756', 1)">
            <text:p>(tie[7], '652', 'Blackberry Bold 9650', 'Ambos visibles', pro[1], '5201,53391514756', 1)</text:p>
          </table:table-cell>
          <table:table-cell table:style-name="ce3" table:formula="of:=IF(RAND()&gt;0.5;CONCATENATE(&quot;(&quot;; [.K$7]; &quot;, '&quot;; INT(RAND()*10000); &quot;', '&quot;; [.$B9]; &quot;', &quot;; &quot;'Ambos visibles'&quot;; &quot;, &quot;; [.$C9]; &quot;, '&quot;; [.$D9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ckberry Bold 9000</text:p>
          </table:table-cell>
          <table:table-cell table:style-name="ce3" table:formula="of:=CONCATENATE(&quot;pro[&quot;;[.A10];&quot;]&quot;)" office:value-type="string" office:string-value="pro[2]">
            <text:p>pro[2]</text:p>
          </table:table-cell>
          <table:table-cell table:style-name="ce4" office:value-type="float" office:value="2500">
            <text:p>2500</text:p>
          </table:table-cell>
          <table:table-cell table:style-name="ce3" table:formula="of:=IF(RAND()&gt;0.5;CONCATENATE(&quot;(&quot;; [.E$7]; &quot;, '&quot;; INT(RAND()*10000); &quot;', '&quot;; [.$B10]; &quot;', &quot;; &quot;'Ambos visibles'&quot;; &quot;, &quot;; [.$C10]; &quot;, '&quot;; [.$D10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0]; &quot;', &quot;; &quot;'Ambos visibles'&quot;; &quot;, &quot;; [.$C10]; &quot;, '&quot;; [.$D10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10]; &quot;', &quot;; &quot;'Ambos visibles'&quot;; &quot;, &quot;; [.$C10]; &quot;, '&quot;; [.$D10]*(0.1*RAND() + 0.95); &quot;', &quot;; INT(RAND()*10); &quot;)&quot;); &quot;&quot;)" office:value-type="string" office:string-value="(tie[2], '3450', 'Blackberry Bold 9000', 'Ambos visibles', pro[2], '2447,51387927681', 1)">
            <text:p>(tie[2], '3450', 'Blackberry Bold 9000', 'Ambos visibles', pro[2], '2447,51387927681', 1)</text:p>
          </table:table-cell>
          <table:table-cell table:style-name="ce3" table:formula="of:=IF(RAND()&gt;0.5;CONCATENATE(&quot;(&quot;; [.H$7]; &quot;, '&quot;; INT(RAND()*10000); &quot;', '&quot;; [.$B10]; &quot;', &quot;; &quot;'Ambos visibles'&quot;; &quot;, &quot;; [.$C10]; &quot;, '&quot;; [.$D10]*(0.1*RAND() + 0.95); &quot;', &quot;; INT(RAND()*10); &quot;)&quot;); &quot;&quot;)" office:value-type="string" office:string-value="(tie[5], '5361', 'Blackberry Bold 9000', 'Ambos visibles', pro[2], '2522,22009538673', 4)">
            <text:p>(tie[5], '5361', 'Blackberry Bold 9000', 'Ambos visibles', pro[2], '2522,22009538673', 4)</text:p>
          </table:table-cell>
          <table:table-cell table:style-name="ce3" table:formula="of:=IF(RAND()&gt;0.5;CONCATENATE(&quot;(&quot;; [.I$7]; &quot;, '&quot;; INT(RAND()*10000); &quot;', '&quot;; [.$B10]; &quot;', &quot;; &quot;'Ambos visibles'&quot;; &quot;, &quot;; [.$C10]; &quot;, '&quot;; [.$D10]*(0.1*RAND() + 0.95); &quot;', &quot;; INT(RAND()*10); &quot;)&quot;); &quot;&quot;)" office:value-type="string" office:string-value="(tie[6], '5742', 'Blackberry Bold 9000', 'Ambos visibles', pro[2], '2611,29844991956', 6)">
            <text:p>(tie[6], '5742', 'Blackberry Bold 9000', 'Ambos visibles', pro[2], '2611,29844991956', 6)</text:p>
          </table:table-cell>
          <table:table-cell table:style-name="ce3" table:formula="of:=IF(RAND()&gt;0.5;CONCATENATE(&quot;(&quot;; [.J$7]; &quot;, '&quot;; INT(RAND()*10000); &quot;', '&quot;; [.$B10]; &quot;', &quot;; &quot;'Ambos visibles'&quot;; &quot;, &quot;; [.$C10]; &quot;, '&quot;; [.$D10]*(0.1*RAND() + 0.95); &quot;', &quot;; INT(RAND()*10); &quot;)&quot;); &quot;&quot;)" office:value-type="string" office:string-value="(tie[7], '8502', 'Blackberry Bold 9000', 'Ambos visibles', pro[2], '2528,96086592227', 9)">
            <text:p>(tie[7], '8502', 'Blackberry Bold 9000', 'Ambos visibles', pro[2], '2528,96086592227', 9)</text:p>
          </table:table-cell>
          <table:table-cell table:style-name="ce3" table:formula="of:=IF(RAND()&gt;0.5;CONCATENATE(&quot;(&quot;; [.K$7]; &quot;, '&quot;; INT(RAND()*10000); &quot;', '&quot;; [.$B10]; &quot;', &quot;; &quot;'Ambos visibles'&quot;; &quot;, &quot;; [.$C10]; &quot;, '&quot;; [.$D10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berry Bold 9700</text:p>
          </table:table-cell>
          <table:table-cell table:style-name="ce3" table:formula="of:=CONCATENATE(&quot;pro[&quot;;[.A11];&quot;]&quot;)" office:value-type="string" office:string-value="pro[3]">
            <text:p>pro[3]</text:p>
          </table:table-cell>
          <table:table-cell table:style-name="ce4" office:value-type="float" office:value="3390">
            <text:p>3390</text:p>
          </table:table-cell>
          <table:table-cell table:style-name="ce3" table:formula="of:=IF(RAND()&gt;0.5;CONCATENATE(&quot;(&quot;; [.E$7]; &quot;, '&quot;; INT(RAND()*10000); &quot;', '&quot;; [.$B11]; &quot;', &quot;; &quot;'Ambos visibles'&quot;; &quot;, &quot;; [.$C11]; &quot;, '&quot;; [.$D11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1]; &quot;', &quot;; &quot;'Ambos visibles'&quot;; &quot;, &quot;; [.$C11]; &quot;, '&quot;; [.$D11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11]; &quot;', &quot;; &quot;'Ambos visibles'&quot;; &quot;, &quot;; [.$C11]; &quot;, '&quot;; [.$D11]*(0.1*RAND() + 0.95); &quot;', &quot;; INT(RAND()*10); &quot;)&quot;); &quot;&quot;)" office:value-type="string" office:string-value="(tie[2], '7454', 'Blackberry Bold 9700', 'Ambos visibles', pro[3], '3321,97611316061', 6)">
            <text:p>(tie[2], '7454', 'Blackberry Bold 9700', 'Ambos visibles', pro[3], '3321,97611316061', 6)</text:p>
          </table:table-cell>
          <table:table-cell table:style-name="ce3" table:formula="of:=IF(RAND()&gt;0.5;CONCATENATE(&quot;(&quot;; [.H$7]; &quot;, '&quot;; INT(RAND()*10000); &quot;', '&quot;; [.$B11]; &quot;', &quot;; &quot;'Ambos visibles'&quot;; &quot;, &quot;; [.$C11]; &quot;, '&quot;; [.$D11]*(0.1*RAND() + 0.95); &quot;', &quot;; INT(RAND()*10); &quot;)&quot;); &quot;&quot;)" office:value-type="string" office:string-value="(tie[5], '2863', 'Blackberry Bold 9700', 'Ambos visibles', pro[3], '3282,32651158702', 8)">
            <text:p>(tie[5], '2863', 'Blackberry Bold 9700', 'Ambos visibles', pro[3], '3282,32651158702', 8)</text:p>
          </table:table-cell>
          <table:table-cell table:style-name="ce3" table:formula="of:=IF(RAND()&gt;0.5;CONCATENATE(&quot;(&quot;; [.I$7]; &quot;, '&quot;; INT(RAND()*10000); &quot;', '&quot;; [.$B11]; &quot;', &quot;; &quot;'Ambos visibles'&quot;; &quot;, &quot;; [.$C11]; &quot;, '&quot;; [.$D11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1]; &quot;', &quot;; &quot;'Ambos visibles'&quot;; &quot;, &quot;; [.$C11]; &quot;, '&quot;; [.$D11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11]; &quot;', &quot;; &quot;'Ambos visibles'&quot;; &quot;, &quot;; [.$C11]; &quot;, '&quot;; [.$D11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ackberry Curve 9320</text:p>
          </table:table-cell>
          <table:table-cell table:style-name="ce3" table:formula="of:=CONCATENATE(&quot;pro[&quot;;[.A12];&quot;]&quot;)" office:value-type="string" office:string-value="pro[4]">
            <text:p>pro[4]</text:p>
          </table:table-cell>
          <table:table-cell table:style-name="ce4" office:value-type="float" office:value="3799">
            <text:p>3799</text:p>
          </table:table-cell>
          <table:table-cell table:style-name="ce3" table:formula="of:=IF(RAND()&gt;0.5;CONCATENATE(&quot;(&quot;; [.E$7]; &quot;, '&quot;; INT(RAND()*10000); &quot;', '&quot;; [.$B12]; &quot;', &quot;; &quot;'Ambos visibles'&quot;; &quot;, &quot;; [.$C12]; &quot;, '&quot;; [.$D12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2]; &quot;', &quot;; &quot;'Ambos visibles'&quot;; &quot;, &quot;; [.$C12]; &quot;, '&quot;; [.$D12]*(0.1*RAND() + 0.95); &quot;', &quot;; INT(RAND()*10); &quot;)&quot;); &quot;&quot;)" office:value-type="string" office:string-value="(tie[1], '7500', 'Blackberry Curve 9320', 'Ambos visibles', pro[4], '3745,48410873055', 8)">
            <text:p>(tie[1], '7500', 'Blackberry Curve 9320', 'Ambos visibles', pro[4], '3745,48410873055', 8)</text:p>
          </table:table-cell>
          <table:table-cell table:style-name="ce3" table:formula="of:=IF(RAND()&gt;0.5;CONCATENATE(&quot;(&quot;; [.G$7]; &quot;, '&quot;; INT(RAND()*10000); &quot;', '&quot;; [.$B12]; &quot;', &quot;; &quot;'Ambos visibles'&quot;; &quot;, &quot;; [.$C12]; &quot;, '&quot;; [.$D12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12]; &quot;', &quot;; &quot;'Ambos visibles'&quot;; &quot;, &quot;; [.$C12]; &quot;, '&quot;; [.$D12]*(0.1*RAND() + 0.95); &quot;', &quot;; INT(RAND()*10); &quot;)&quot;); &quot;&quot;)" office:value-type="string" office:string-value="(tie[5], '9400', 'Blackberry Curve 9320', 'Ambos visibles', pro[4], '3907,03446223391', 5)">
            <text:p>(tie[5], '9400', 'Blackberry Curve 9320', 'Ambos visibles', pro[4], '3907,03446223391', 5)</text:p>
          </table:table-cell>
          <table:table-cell table:style-name="ce3" table:formula="of:=IF(RAND()&gt;0.5;CONCATENATE(&quot;(&quot;; [.I$7]; &quot;, '&quot;; INT(RAND()*10000); &quot;', '&quot;; [.$B12]; &quot;', &quot;; &quot;'Ambos visibles'&quot;; &quot;, &quot;; [.$C12]; &quot;, '&quot;; [.$D12]*(0.1*RAND() + 0.95); &quot;', &quot;; INT(RAND()*10); &quot;)&quot;); &quot;&quot;)" office:value-type="string" office:string-value="(tie[6], '3241', 'Blackberry Curve 9320', 'Ambos visibles', pro[4], '3909,18537387671', 8)">
            <text:p>(tie[6], '3241', 'Blackberry Curve 9320', 'Ambos visibles', pro[4], '3909,18537387671', 8)</text:p>
          </table:table-cell>
          <table:table-cell table:style-name="ce3" table:formula="of:=IF(RAND()&gt;0.5;CONCATENATE(&quot;(&quot;; [.J$7]; &quot;, '&quot;; INT(RAND()*10000); &quot;', '&quot;; [.$B12]; &quot;', &quot;; &quot;'Ambos visibles'&quot;; &quot;, &quot;; [.$C12]; &quot;, '&quot;; [.$D12]*(0.1*RAND() + 0.95); &quot;', &quot;; INT(RAND()*10); &quot;)&quot;); &quot;&quot;)" office:value-type="string" office:string-value="(tie[7], '4311', 'Blackberry Curve 9320', 'Ambos visibles', pro[4], '3694,81414707266', 0)">
            <text:p>(tie[7], '4311', 'Blackberry Curve 9320', 'Ambos visibles', pro[4], '3694,81414707266', 0)</text:p>
          </table:table-cell>
          <table:table-cell table:style-name="ce3" table:formula="of:=IF(RAND()&gt;0.5;CONCATENATE(&quot;(&quot;; [.K$7]; &quot;, '&quot;; INT(RAND()*10000); &quot;', '&quot;; [.$B12]; &quot;', &quot;; &quot;'Ambos visibles'&quot;; &quot;, &quot;; [.$C12]; &quot;, '&quot;; [.$D12]*(0.1*RAND() + 0.95); &quot;', &quot;; INT(RAND()*10); &quot;)&quot;); &quot;&quot;)" office:value-type="string" office:string-value="(tie[9], '5242', 'Blackberry Curve 9320', 'Ambos visibles', pro[4], '3835,27664347314', 9)">
            <text:p>(tie[9], '5242', 'Blackberry Curve 9320', 'Ambos visibles', pro[4], '3835,27664347314', 9)</text:p>
          </table:table-cell>
          <table:table-cell table:style-name="ce3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lackberry Bold 9900</text:p>
          </table:table-cell>
          <table:table-cell table:style-name="ce3" table:formula="of:=CONCATENATE(&quot;pro[&quot;;[.A13];&quot;]&quot;)" office:value-type="string" office:string-value="pro[5]">
            <text:p>pro[5]</text:p>
          </table:table-cell>
          <table:table-cell table:style-name="ce4" office:value-type="float" office:value="7499">
            <text:p>7499</text:p>
          </table:table-cell>
          <table:table-cell table:style-name="ce3" table:formula="of:=IF(RAND()&gt;0.5;CONCATENATE(&quot;(&quot;; [.E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0], '5413', 'Blackberry Bold 9900', 'Ambos visibles', pro[5], '7677,29688847461', 0)">
            <text:p>(tie[0], '5413', 'Blackberry Bold 9900', 'Ambos visibles', pro[5], '7677,29688847461', 0)</text:p>
          </table:table-cell>
          <table:table-cell table:style-name="ce3" table:formula="of:=IF(RAND()&gt;0.5;CONCATENATE(&quot;(&quot;; [.F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1], '8374', 'Blackberry Bold 9900', 'Ambos visibles', pro[5], '7562,72955386061', 8)">
            <text:p>(tie[1], '8374', 'Blackberry Bold 9900', 'Ambos visibles', pro[5], '7562,72955386061', 8)</text:p>
          </table:table-cell>
          <table:table-cell table:style-name="ce3" table:formula="of:=IF(RAND()&gt;0.5;CONCATENATE(&quot;(&quot;; [.G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2], '6230', 'Blackberry Bold 9900', 'Ambos visibles', pro[5], '7783,8728161356', 6)">
            <text:p>(tie[2], '6230', 'Blackberry Bold 9900', 'Ambos visibles', pro[5], '7783,8728161356', 6)</text:p>
          </table:table-cell>
          <table:table-cell table:style-name="ce3" table:formula="of:=IF(RAND()&gt;0.5;CONCATENATE(&quot;(&quot;; [.H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5], '3893', 'Blackberry Bold 9900', 'Ambos visibles', pro[5], '7750,03938324312', 8)">
            <text:p>(tie[5], '3893', 'Blackberry Bold 9900', 'Ambos visibles', pro[5], '7750,03938324312', 8)</text:p>
          </table:table-cell>
          <table:table-cell table:style-name="ce3" table:formula="of:=IF(RAND()&gt;0.5;CONCATENATE(&quot;(&quot;; [.I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6], '8397', 'Blackberry Bold 9900', 'Ambos visibles', pro[5], '7610,85228937967', 3)">
            <text:p>(tie[6], '8397', 'Blackberry Bold 9900', 'Ambos visibles', pro[5], '7610,85228937967', 3)</text:p>
          </table:table-cell>
          <table:table-cell table:style-name="ce3" table:formula="of:=IF(RAND()&gt;0.5;CONCATENATE(&quot;(&quot;; [.J$7]; &quot;, '&quot;; INT(RAND()*10000); &quot;', '&quot;; [.$B13]; &quot;', &quot;; &quot;'Ambos visibles'&quot;; &quot;, &quot;; [.$C13]; &quot;, '&quot;; [.$D13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13]; &quot;', &quot;; &quot;'Ambos visibles'&quot;; &quot;, &quot;; [.$C13]; &quot;, '&quot;; [.$D13]*(0.1*RAND() + 0.95); &quot;', &quot;; INT(RAND()*10); &quot;)&quot;); &quot;&quot;)" office:value-type="string" office:string-value="(tie[9], '7401', 'Blackberry Bold 9900', 'Ambos visibles', pro[5], '7201,42482035258', 2)">
            <text:p>(tie[9], '7401', 'Blackberry Bold 9900', 'Ambos visibles', pro[5], '7201,42482035258', 2)</text:p>
          </table:table-cell>
          <table:table-cell table:style-name="ce3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lackberry Curve 9380</text:p>
          </table:table-cell>
          <table:table-cell table:style-name="ce3" table:formula="of:=CONCATENATE(&quot;pro[&quot;;[.A14];&quot;]&quot;)" office:value-type="string" office:string-value="pro[6]">
            <text:p>pro[6]</text:p>
          </table:table-cell>
          <table:table-cell table:style-name="ce4" office:value-type="float" office:value="4689">
            <text:p>4689</text:p>
          </table:table-cell>
          <table:table-cell table:style-name="ce3" table:formula="of:=IF(RAND()&gt;0.5;CONCATENATE(&quot;(&quot;; [.E$7]; &quot;, '&quot;; INT(RAND()*10000); &quot;', '&quot;; [.$B14]; &quot;', &quot;; &quot;'Ambos visibles'&quot;; &quot;, &quot;; [.$C14]; &quot;, '&quot;; [.$D14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4]; &quot;', &quot;; &quot;'Ambos visibles'&quot;; &quot;, &quot;; [.$C14]; &quot;, '&quot;; [.$D14]*(0.1*RAND() + 0.95); &quot;', &quot;; INT(RAND()*10); &quot;)&quot;); &quot;&quot;)" office:value-type="string" office:string-value="(tie[1], '4138', 'Blackberry Curve 9380', 'Ambos visibles', pro[6], '4880,10494697634', 2)">
            <text:p>(tie[1], '4138', 'Blackberry Curve 9380', 'Ambos visibles', pro[6], '4880,10494697634', 2)</text:p>
          </table:table-cell>
          <table:table-cell table:style-name="ce3" table:formula="of:=IF(RAND()&gt;0.5;CONCATENATE(&quot;(&quot;; [.G$7]; &quot;, '&quot;; INT(RAND()*10000); &quot;', '&quot;; [.$B14]; &quot;', &quot;; &quot;'Ambos visibles'&quot;; &quot;, &quot;; [.$C14]; &quot;, '&quot;; [.$D14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14]; &quot;', &quot;; &quot;'Ambos visibles'&quot;; &quot;, &quot;; [.$C14]; &quot;, '&quot;; [.$D14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14]; &quot;', &quot;; &quot;'Ambos visibles'&quot;; &quot;, &quot;; [.$C14]; &quot;, '&quot;; [.$D14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4]; &quot;', &quot;; &quot;'Ambos visibles'&quot;; &quot;, &quot;; [.$C14]; &quot;, '&quot;; [.$D14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14]; &quot;', &quot;; &quot;'Ambos visibles'&quot;; &quot;, &quot;; [.$C14]; &quot;, '&quot;; [.$D14]*(0.1*RAND() + 0.95); &quot;', &quot;; INT(RAND()*10); &quot;)&quot;); &quot;&quot;)" office:value-type="string" office:string-value="(tie[9], '404', 'Blackberry Curve 9380', 'Ambos visibles', pro[6], '4488,65988857551', 4)">
            <text:p>(tie[9], '404', 'Blackberry Curve 9380', 'Ambos visibles', pro[6], '4488,65988857551', 4)</text:p>
          </table:table-cell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ackberry Curve 8900</text:p>
          </table:table-cell>
          <table:table-cell table:style-name="ce3" table:formula="of:=CONCATENATE(&quot;pro[&quot;;[.A15];&quot;]&quot;)" office:value-type="string" office:string-value="pro[7]">
            <text:p>pro[7]</text:p>
          </table:table-cell>
          <table:table-cell table:style-name="ce4" office:value-type="float" office:value="2999">
            <text:p>2999</text:p>
          </table:table-cell>
          <table:table-cell table:style-name="ce3" table:formula="of:=IF(RAND()&gt;0.5;CONCATENATE(&quot;(&quot;; [.E$7]; &quot;, '&quot;; INT(RAND()*10000); &quot;', '&quot;; [.$B15]; &quot;', &quot;; &quot;'Ambos visibles'&quot;; &quot;, &quot;; [.$C15]; &quot;, '&quot;; [.$D15]*(0.1*RAND() + 0.95); &quot;', &quot;; INT(RAND()*10); &quot;)&quot;); &quot;&quot;)" office:value-type="string" office:string-value="(tie[0], '469', 'Blackberry Curve 8900', 'Ambos visibles', pro[7], '2922,2903545782', 3)">
            <text:p>(tie[0], '469', 'Blackberry Curve 8900', 'Ambos visibles', pro[7], '2922,2903545782', 3)</text:p>
          </table:table-cell>
          <table:table-cell table:style-name="ce3" table:formula="of:=IF(RAND()&gt;0.5;CONCATENATE(&quot;(&quot;; [.F$7]; &quot;, '&quot;; INT(RAND()*10000); &quot;', '&quot;; [.$B15]; &quot;', &quot;; &quot;'Ambos visibles'&quot;; &quot;, &quot;; [.$C15]; &quot;, '&quot;; [.$D15]*(0.1*RAND() + 0.95); &quot;', &quot;; INT(RAND()*10); &quot;)&quot;); &quot;&quot;)" office:value-type="string" office:string-value="(tie[1], '6869', 'Blackberry Curve 8900', 'Ambos visibles', pro[7], '3104,54019207903', 1)">
            <text:p>(tie[1], '6869', 'Blackberry Curve 8900', 'Ambos visibles', pro[7], '3104,54019207903', 1)</text:p>
          </table:table-cell>
          <table:table-cell table:style-name="ce3" table:formula="of:=IF(RAND()&gt;0.5;CONCATENATE(&quot;(&quot;; [.G$7]; &quot;, '&quot;; INT(RAND()*10000); &quot;', '&quot;; [.$B15]; &quot;', &quot;; &quot;'Ambos visibles'&quot;; &quot;, &quot;; [.$C15]; &quot;, '&quot;; [.$D15]*(0.1*RAND() + 0.95); &quot;', &quot;; INT(RAND()*10); &quot;)&quot;); &quot;&quot;)" office:value-type="string" office:string-value="(tie[2], '4229', 'Blackberry Curve 8900', 'Ambos visibles', pro[7], '3073,62193129095', 8)">
            <text:p>(tie[2], '4229', 'Blackberry Curve 8900', 'Ambos visibles', pro[7], '3073,62193129095', 8)</text:p>
          </table:table-cell>
          <table:table-cell table:style-name="ce3" table:formula="of:=IF(RAND()&gt;0.5;CONCATENATE(&quot;(&quot;; [.H$7]; &quot;, '&quot;; INT(RAND()*10000); &quot;', '&quot;; [.$B15]; &quot;', &quot;; &quot;'Ambos visibles'&quot;; &quot;, &quot;; [.$C15]; &quot;, '&quot;; [.$D15]*(0.1*RAND() + 0.95); &quot;', &quot;; INT(RAND()*10); &quot;)&quot;); &quot;&quot;)" office:value-type="string" office:string-value="(tie[5], '9999', 'Blackberry Curve 8900', 'Ambos visibles', pro[7], '2934,44506371575', 1)">
            <text:p>(tie[5], '9999', 'Blackberry Curve 8900', 'Ambos visibles', pro[7], '2934,44506371575', 1)</text:p>
          </table:table-cell>
          <table:table-cell table:style-name="ce3" table:formula="of:=IF(RAND()&gt;0.5;CONCATENATE(&quot;(&quot;; [.I$7]; &quot;, '&quot;; INT(RAND()*10000); &quot;', '&quot;; [.$B15]; &quot;', &quot;; &quot;'Ambos visibles'&quot;; &quot;, &quot;; [.$C15]; &quot;, '&quot;; [.$D15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5]; &quot;', &quot;; &quot;'Ambos visibles'&quot;; &quot;, &quot;; [.$C15]; &quot;, '&quot;; [.$D15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15]; &quot;', &quot;; &quot;'Ambos visibles'&quot;; &quot;, &quot;; [.$C15]; &quot;, '&quot;; [.$D15]*(0.1*RAND() + 0.95); &quot;', &quot;; INT(RAND()*10); &quot;)&quot;); &quot;&quot;)" office:value-type="string" office:string-value="(tie[9], '4806', 'Blackberry Curve 8900', 'Ambos visibles', pro[7], '3148,80457581161', 0)">
            <text:p>(tie[9], '4806', 'Blackberry Curve 8900', 'Ambos visibles', pro[7], '3148,80457581161', 0)</text:p>
          </table:table-cell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ackberry Curve 8320</text:p>
          </table:table-cell>
          <table:table-cell table:style-name="ce3" table:formula="of:=CONCATENATE(&quot;pro[&quot;;[.A16];&quot;]&quot;)" office:value-type="string" office:string-value="pro[8]">
            <text:p>pro[8]</text:p>
          </table:table-cell>
          <table:table-cell table:style-name="ce4" office:value-type="float" office:value="1449">
            <text:p>1449</text:p>
          </table:table-cell>
          <table:table-cell table:style-name="ce3" table:formula="of:=IF(RAND()&gt;0.5;CONCATENATE(&quot;(&quot;; [.E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0], '1634', 'Blackberry Curve 8320', 'Ambos visibles', pro[8], '1433,27148575694', 0)">
            <text:p>(tie[0], '1634', 'Blackberry Curve 8320', 'Ambos visibles', pro[8], '1433,27148575694', 0)</text:p>
          </table:table-cell>
          <table:table-cell table:style-name="ce3" table:formula="of:=IF(RAND()&gt;0.5;CONCATENATE(&quot;(&quot;; [.F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1], '5199', 'Blackberry Curve 8320', 'Ambos visibles', pro[8], '1494,97959612748', 6)">
            <text:p>(tie[1], '5199', 'Blackberry Curve 8320', 'Ambos visibles', pro[8], '1494,97959612748', 6)</text:p>
          </table:table-cell>
          <table:table-cell table:style-name="ce3" table:formula="of:=IF(RAND()&gt;0.5;CONCATENATE(&quot;(&quot;; [.G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2], '2993', 'Blackberry Curve 8320', 'Ambos visibles', pro[8], '1465,3973280075', 2)">
            <text:p>(tie[2], '2993', 'Blackberry Curve 8320', 'Ambos visibles', pro[8], '1465,3973280075', 2)</text:p>
          </table:table-cell>
          <table:table-cell table:style-name="ce3" table:formula="of:=IF(RAND()&gt;0.5;CONCATENATE(&quot;(&quot;; [.H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5], '4397', 'Blackberry Curve 8320', 'Ambos visibles', pro[8], '1500,22370713404', 8)">
            <text:p>(tie[5], '4397', 'Blackberry Curve 8320', 'Ambos visibles', pro[8], '1500,22370713404', 8)</text:p>
          </table:table-cell>
          <table:table-cell table:style-name="ce3" table:formula="of:=IF(RAND()&gt;0.5;CONCATENATE(&quot;(&quot;; [.I$7]; &quot;, '&quot;; INT(RAND()*10000); &quot;', '&quot;; [.$B16]; &quot;', &quot;; &quot;'Ambos visibles'&quot;; &quot;, &quot;; [.$C16]; &quot;, '&quot;; [.$D16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7], '7539', 'Blackberry Curve 8320', 'Ambos visibles', pro[8], '1506,9455615615', 5)">
            <text:p>(tie[7], '7539', 'Blackberry Curve 8320', 'Ambos visibles', pro[8], '1506,9455615615', 5)</text:p>
          </table:table-cell>
          <table:table-cell table:style-name="ce3" table:formula="of:=IF(RAND()&gt;0.5;CONCATENATE(&quot;(&quot;; [.K$7]; &quot;, '&quot;; INT(RAND()*10000); &quot;', '&quot;; [.$B16]; &quot;', &quot;; &quot;'Ambos visibles'&quot;; &quot;, &quot;; [.$C16]; &quot;, '&quot;; [.$D16]*(0.1*RAND() + 0.95); &quot;', &quot;; INT(RAND()*10); &quot;)&quot;); &quot;&quot;)" office:value-type="string" office:string-value="(tie[9], '3727', 'Blackberry Curve 8320', 'Ambos visibles', pro[8], '1471,83326222836', 7)">
            <text:p>(tie[9], '3727', 'Blackberry Curve 8320', 'Ambos visibles', pro[8], '1471,83326222836', 7)</text:p>
          </table:table-cell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lackberry Pearl 8100</text:p>
          </table:table-cell>
          <table:table-cell table:style-name="ce3" table:formula="of:=CONCATENATE(&quot;pro[&quot;;[.A17];&quot;]&quot;)" office:value-type="string" office:string-value="pro[9]">
            <text:p>pro[9]</text:p>
          </table:table-cell>
          <table:table-cell table:style-name="ce4" office:value-type="float" office:value="1299">
            <text:p>1299</text:p>
          </table:table-cell>
          <table:table-cell table:style-name="ce3" table:formula="of:=IF(RAND()&gt;0.5;CONCATENATE(&quot;(&quot;; [.E$7]; &quot;, '&quot;; INT(RAND()*10000); &quot;', '&quot;; [.$B17]; &quot;', &quot;; &quot;'Ambos visibles'&quot;; &quot;, &quot;; [.$C17]; &quot;, '&quot;; [.$D17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7]; &quot;', &quot;; &quot;'Ambos visibles'&quot;; &quot;, &quot;; [.$C17]; &quot;, '&quot;; [.$D17]*(0.1*RAND() + 0.95); &quot;', &quot;; INT(RAND()*10); &quot;)&quot;); &quot;&quot;)" office:value-type="string" office:string-value="(tie[1], '6194', 'Blackberry Pearl 8100', 'Ambos visibles', pro[9], '1334,65865941336', 4)">
            <text:p>(tie[1], '6194', 'Blackberry Pearl 8100', 'Ambos visibles', pro[9], '1334,65865941336', 4)</text:p>
          </table:table-cell>
          <table:table-cell table:style-name="ce3" table:formula="of:=IF(RAND()&gt;0.5;CONCATENATE(&quot;(&quot;; [.G$7]; &quot;, '&quot;; INT(RAND()*10000); &quot;', '&quot;; [.$B17]; &quot;', &quot;; &quot;'Ambos visibles'&quot;; &quot;, &quot;; [.$C17]; &quot;, '&quot;; [.$D17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17]; &quot;', &quot;; &quot;'Ambos visibles'&quot;; &quot;, &quot;; [.$C17]; &quot;, '&quot;; [.$D17]*(0.1*RAND() + 0.95); &quot;', &quot;; INT(RAND()*10); &quot;)&quot;); &quot;&quot;)" office:value-type="string" office:string-value="(tie[5], '5864', 'Blackberry Pearl 8100', 'Ambos visibles', pro[9], '1319,67189948829', 5)">
            <text:p>(tie[5], '5864', 'Blackberry Pearl 8100', 'Ambos visibles', pro[9], '1319,67189948829', 5)</text:p>
          </table:table-cell>
          <table:table-cell table:style-name="ce3" table:formula="of:=IF(RAND()&gt;0.5;CONCATENATE(&quot;(&quot;; [.I$7]; &quot;, '&quot;; INT(RAND()*10000); &quot;', '&quot;; [.$B17]; &quot;', &quot;; &quot;'Ambos visibles'&quot;; &quot;, &quot;; [.$C17]; &quot;, '&quot;; [.$D17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7]; &quot;', &quot;; &quot;'Ambos visibles'&quot;; &quot;, &quot;; [.$C17]; &quot;, '&quot;; [.$D17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17]; &quot;', &quot;; &quot;'Ambos visibles'&quot;; &quot;, &quot;; [.$C17]; &quot;, '&quot;; [.$D17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lackberry Torch 9850</text:p>
          </table:table-cell>
          <table:table-cell table:style-name="ce3" table:formula="of:=CONCATENATE(&quot;pro[&quot;;[.A18];&quot;]&quot;)" office:value-type="string" office:string-value="pro[10]">
            <text:p>pro[10]</text:p>
          </table:table-cell>
          <table:table-cell table:style-name="ce4" office:value-type="float" office:value="6150">
            <text:p>6150</text:p>
          </table:table-cell>
          <table:table-cell table:style-name="ce3" table:formula="of:=IF(RAND()&gt;0.5;CONCATENATE(&quot;(&quot;; [.E$7]; &quot;, '&quot;; INT(RAND()*10000); &quot;', '&quot;; [.$B18]; &quot;', &quot;; &quot;'Ambos visibles'&quot;; &quot;, &quot;; [.$C18]; &quot;, '&quot;; [.$D18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18]; &quot;', &quot;; &quot;'Ambos visibles'&quot;; &quot;, &quot;; [.$C18]; &quot;, '&quot;; [.$D18]*(0.1*RAND() + 0.95); &quot;', &quot;; INT(RAND()*10); &quot;)&quot;); &quot;&quot;)" office:value-type="string" office:string-value="(tie[1], '1003', 'Blackberry Torch 9850', 'Ambos visibles', pro[10], '6199,7099759616', 0)">
            <text:p>(tie[1], '1003', 'Blackberry Torch 9850', 'Ambos visibles', pro[10], '6199,7099759616', 0)</text:p>
          </table:table-cell>
          <table:table-cell table:style-name="ce3" table:formula="of:=IF(RAND()&gt;0.5;CONCATENATE(&quot;(&quot;; [.G$7]; &quot;, '&quot;; INT(RAND()*10000); &quot;', '&quot;; [.$B18]; &quot;', &quot;; &quot;'Ambos visibles'&quot;; &quot;, &quot;; [.$C18]; &quot;, '&quot;; [.$D18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18]; &quot;', &quot;; &quot;'Ambos visibles'&quot;; &quot;, &quot;; [.$C18]; &quot;, '&quot;; [.$D18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18]; &quot;', &quot;; &quot;'Ambos visibles'&quot;; &quot;, &quot;; [.$C18]; &quot;, '&quot;; [.$D18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8]; &quot;', &quot;; &quot;'Ambos visibles'&quot;; &quot;, &quot;; [.$C18]; &quot;, '&quot;; [.$D18]*(0.1*RAND() + 0.95); &quot;', &quot;; INT(RAND()*10); &quot;)&quot;); &quot;&quot;)" office:value-type="string" office:string-value="(tie[7], '925', 'Blackberry Torch 9850', 'Ambos visibles', pro[10], '6366,13304855302', 4)">
            <text:p>(tie[7], '925', 'Blackberry Torch 9850', 'Ambos visibles', pro[10], '6366,13304855302', 4)</text:p>
          </table:table-cell>
          <table:table-cell table:style-name="ce3" table:formula="of:=IF(RAND()&gt;0.5;CONCATENATE(&quot;(&quot;; [.K$7]; &quot;, '&quot;; INT(RAND()*10000); &quot;', '&quot;; [.$B18]; &quot;', &quot;; &quot;'Ambos visibles'&quot;; &quot;, &quot;; [.$C18]; &quot;, '&quot;; [.$D18]*(0.1*RAND() + 0.95); &quot;', &quot;; INT(RAND()*10); &quot;)&quot;); &quot;&quot;)" office:value-type="string" office:string-value="(tie[9], '7755', 'Blackberry Torch 9850', 'Ambos visibles', pro[10], '6279,55452729017', 1)">
            <text:p>(tie[9], '7755', 'Blackberry Torch 9850', 'Ambos visibles', pro[10], '6279,55452729017', 1)</text:p>
          </table:table-cell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lackberry Torch 9860</text:p>
          </table:table-cell>
          <table:table-cell table:style-name="ce3" table:formula="of:=CONCATENATE(&quot;pro[&quot;;[.A19];&quot;]&quot;)" office:value-type="string" office:string-value="pro[11]">
            <text:p>pro[11]</text:p>
          </table:table-cell>
          <table:table-cell table:style-name="ce4" office:value-type="float" office:value="7725">
            <text:p>7725</text:p>
          </table:table-cell>
          <table:table-cell table:style-name="ce3" table:formula="of:=IF(RAND()&gt;0.5;CONCATENATE(&quot;(&quot;; [.E$7]; &quot;, '&quot;; INT(RAND()*10000); &quot;', '&quot;; [.$B19]; &quot;', &quot;; &quot;'Ambos visibles'&quot;; &quot;, &quot;; [.$C19]; &quot;, '&quot;; [.$D19]*(0.1*RAND() + 0.95); &quot;', &quot;; INT(RAND()*10); &quot;)&quot;); &quot;&quot;)" office:value-type="string" office:string-value="(tie[0], '2701', 'Blackberry Torch 9860', 'Ambos visibles', pro[11], '7438,22903255699', 2)">
            <text:p>(tie[0], '2701', 'Blackberry Torch 9860', 'Ambos visibles', pro[11], '7438,22903255699', 2)</text:p>
          </table:table-cell>
          <table:table-cell table:style-name="ce3" table:formula="of:=IF(RAND()&gt;0.5;CONCATENATE(&quot;(&quot;; [.F$7]; &quot;, '&quot;; INT(RAND()*10000); &quot;', '&quot;; [.$B19]; &quot;', &quot;; &quot;'Ambos visibles'&quot;; &quot;, &quot;; [.$C19]; &quot;, '&quot;; [.$D19]*(0.1*RAND() + 0.95); &quot;', &quot;; INT(RAND()*10); &quot;)&quot;); &quot;&quot;)" office:value-type="string" office:string-value="(tie[1], '9499', 'Blackberry Torch 9860', 'Ambos visibles', pro[11], '7612,23735666485', 5)">
            <text:p>(tie[1], '9499', 'Blackberry Torch 9860', 'Ambos visibles', pro[11], '7612,23735666485', 5)</text:p>
          </table:table-cell>
          <table:table-cell table:style-name="ce3" table:formula="of:=IF(RAND()&gt;0.5;CONCATENATE(&quot;(&quot;; [.G$7]; &quot;, '&quot;; INT(RAND()*10000); &quot;', '&quot;; [.$B19]; &quot;', &quot;; &quot;'Ambos visibles'&quot;; &quot;, &quot;; [.$C19]; &quot;, '&quot;; [.$D19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19]; &quot;', &quot;; &quot;'Ambos visibles'&quot;; &quot;, &quot;; [.$C19]; &quot;, '&quot;; [.$D19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19]; &quot;', &quot;; &quot;'Ambos visibles'&quot;; &quot;, &quot;; [.$C19]; &quot;, '&quot;; [.$D19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19]; &quot;', &quot;; &quot;'Ambos visibles'&quot;; &quot;, &quot;; [.$C19]; &quot;, '&quot;; [.$D19]*(0.1*RAND() + 0.95); &quot;', &quot;; INT(RAND()*10); &quot;)&quot;); &quot;&quot;)" office:value-type="string" office:string-value="(tie[7], '8138', 'Blackberry Torch 9860', 'Ambos visibles', pro[11], '7685,86349728983', 7)">
            <text:p>(tie[7], '8138', 'Blackberry Torch 9860', 'Ambos visibles', pro[11], '7685,86349728983', 7)</text:p>
          </table:table-cell>
          <table:table-cell table:style-name="ce3" table:formula="of:=IF(RAND()&gt;0.5;CONCATENATE(&quot;(&quot;; [.K$7]; &quot;, '&quot;; INT(RAND()*10000); &quot;', '&quot;; [.$B19]; &quot;', &quot;; &quot;'Ambos visibles'&quot;; &quot;, &quot;; [.$C19]; &quot;, '&quot;; [.$D19]*(0.1*RAND() + 0.95); &quot;', &quot;; INT(RAND()*10); &quot;)&quot;); &quot;&quot;)" office:value-type="string" office:string-value="(tie[9], '4897', 'Blackberry Torch 9860', 'Ambos visibles', pro[11], '8005,13912728988', 0)">
            <text:p>(tie[9], '4897', 'Blackberry Torch 9860', 'Ambos visibles', pro[11], '8005,13912728988', 0)</text:p>
          </table:table-cell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e Iphone 4S</text:p>
          </table:table-cell>
          <table:table-cell table:style-name="ce3" table:formula="of:=CONCATENATE(&quot;pro[&quot;;[.A20];&quot;]&quot;)" office:value-type="string" office:string-value="pro[12]">
            <text:p>pro[12]</text:p>
          </table:table-cell>
          <table:table-cell table:style-name="ce4" office:value-type="float" office:value="10999">
            <text:p>10999</text:p>
          </table:table-cell>
          <table:table-cell table:style-name="ce3" table:formula="of:=IF(RAND()&gt;0.5;CONCATENATE(&quot;(&quot;; [.E$7]; &quot;, '&quot;; INT(RAND()*10000); &quot;', '&quot;; [.$B20]; &quot;', &quot;; &quot;'Ambos visibles'&quot;; &quot;, &quot;; [.$C20]; &quot;, '&quot;; [.$D20]*(0.1*RAND() + 0.95); &quot;', &quot;; INT(RAND()*10); &quot;)&quot;); &quot;&quot;)" office:value-type="string" office:string-value="(tie[0], '5039', 'Apple Iphone 4S', 'Ambos visibles', pro[12], '10867,998347002', 0)">
            <text:p>(tie[0], '5039', 'Apple Iphone 4S', 'Ambos visibles', pro[12], '10867,998347002', 0)</text:p>
          </table:table-cell>
          <table:table-cell table:style-name="ce3" table:formula="of:=IF(RAND()&gt;0.5;CONCATENATE(&quot;(&quot;; [.F$7]; &quot;, '&quot;; INT(RAND()*10000); &quot;', '&quot;; [.$B20]; &quot;', &quot;; &quot;'Ambos visibles'&quot;; &quot;, &quot;; [.$C20]; &quot;, '&quot;; [.$D20]*(0.1*RAND() + 0.95); &quot;', &quot;; INT(RAND()*10); &quot;)&quot;); &quot;&quot;)" office:value-type="string" office:string-value="(tie[1], '7131', 'Apple Iphone 4S', 'Ambos visibles', pro[12], '10810,2934362314', 5)">
            <text:p>(tie[1], '7131', 'Apple Iphone 4S', 'Ambos visibles', pro[12], '10810,2934362314', 5)</text:p>
          </table:table-cell>
          <table:table-cell table:style-name="ce3" table:formula="of:=IF(RAND()&gt;0.5;CONCATENATE(&quot;(&quot;; [.G$7]; &quot;, '&quot;; INT(RAND()*10000); &quot;', '&quot;; [.$B20]; &quot;', &quot;; &quot;'Ambos visibles'&quot;; &quot;, &quot;; [.$C20]; &quot;, '&quot;; [.$D20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20]; &quot;', &quot;; &quot;'Ambos visibles'&quot;; &quot;, &quot;; [.$C20]; &quot;, '&quot;; [.$D20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0]; &quot;', &quot;; &quot;'Ambos visibles'&quot;; &quot;, &quot;; [.$C20]; &quot;, '&quot;; [.$D20]*(0.1*RAND() + 0.95); &quot;', &quot;; INT(RAND()*10); &quot;)&quot;); &quot;&quot;)" office:value-type="string" office:string-value="(tie[6], '3344', 'Apple Iphone 4S', 'Ambos visibles', pro[12], '10833,8679719311', 9)">
            <text:p>(tie[6], '3344', 'Apple Iphone 4S', 'Ambos visibles', pro[12], '10833,8679719311', 9)</text:p>
          </table:table-cell>
          <table:table-cell table:style-name="ce3" table:formula="of:=IF(RAND()&gt;0.5;CONCATENATE(&quot;(&quot;; [.J$7]; &quot;, '&quot;; INT(RAND()*10000); &quot;', '&quot;; [.$B20]; &quot;', &quot;; &quot;'Ambos visibles'&quot;; &quot;, &quot;; [.$C20]; &quot;, '&quot;; [.$D20]*(0.1*RAND() + 0.95); &quot;', &quot;; INT(RAND()*10); &quot;)&quot;); &quot;&quot;)" office:value-type="string" office:string-value="(tie[7], '7369', 'Apple Iphone 4S', 'Ambos visibles', pro[12], '11029,1339554321', 5)">
            <text:p>(tie[7], '7369', 'Apple Iphone 4S', 'Ambos visibles', pro[12], '11029,1339554321', 5)</text:p>
          </table:table-cell>
          <table:table-cell table:style-name="ce3" table:formula="of:=IF(RAND()&gt;0.5;CONCATENATE(&quot;(&quot;; [.K$7]; &quot;, '&quot;; INT(RAND()*10000); &quot;', '&quot;; [.$B20]; &quot;', &quot;; &quot;'Ambos visibles'&quot;; &quot;, &quot;; [.$C20]; &quot;, '&quot;; [.$D20]*(0.1*RAND() + 0.95); &quot;', &quot;; INT(RAND()*10); &quot;)&quot;); &quot;&quot;)" office:value-type="string" office:string-value="(tie[9], '4464', 'Apple Iphone 4S', 'Ambos visibles', pro[12], '10820,3991116588', 6)">
            <text:p>(tie[9], '4464', 'Apple Iphone 4S', 'Ambos visibles', pro[12], '10820,3991116588', 6)</text:p>
          </table:table-cell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e Iphone 5</text:p>
          </table:table-cell>
          <table:table-cell table:style-name="ce3" table:formula="of:=CONCATENATE(&quot;pro[&quot;;[.A21];&quot;]&quot;)" office:value-type="string" office:string-value="pro[13]">
            <text:p>pro[13]</text:p>
          </table:table-cell>
          <table:table-cell table:style-name="ce4" office:value-type="float" office:value="16959">
            <text:p>16959</text:p>
          </table:table-cell>
          <table:table-cell table:style-name="ce3" table:formula="of:=IF(RAND()&gt;0.5;CONCATENATE(&quot;(&quot;; [.E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0], '789', 'Apple Iphone 5', 'Ambos visibles', pro[13], '16922,2482420245', 7)">
            <text:p>(tie[0], '789', 'Apple Iphone 5', 'Ambos visibles', pro[13], '16922,2482420245', 7)</text:p>
          </table:table-cell>
          <table:table-cell table:style-name="ce3" table:formula="of:=IF(RAND()&gt;0.5;CONCATENATE(&quot;(&quot;; [.F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1], '9134', 'Apple Iphone 5', 'Ambos visibles', pro[13], '16781,0255295937', 2)">
            <text:p>(tie[1], '9134', 'Apple Iphone 5', 'Ambos visibles', pro[13], '16781,0255295937', 2)</text:p>
          </table:table-cell>
          <table:table-cell table:style-name="ce3" table:formula="of:=IF(RAND()&gt;0.5;CONCATENATE(&quot;(&quot;; [.G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2], '6040', 'Apple Iphone 5', 'Ambos visibles', pro[13], '17758,0942047571', 7)">
            <text:p>(tie[2], '6040', 'Apple Iphone 5', 'Ambos visibles', pro[13], '17758,0942047571', 7)</text:p>
          </table:table-cell>
          <table:table-cell table:style-name="ce3" table:formula="of:=IF(RAND()&gt;0.5;CONCATENATE(&quot;(&quot;; [.H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5], '7870', 'Apple Iphone 5', 'Ambos visibles', pro[13], '17004,8880242467', 3)">
            <text:p>(tie[5], '7870', 'Apple Iphone 5', 'Ambos visibles', pro[13], '17004,8880242467', 3)</text:p>
          </table:table-cell>
          <table:table-cell table:style-name="ce3" table:formula="of:=IF(RAND()&gt;0.5;CONCATENATE(&quot;(&quot;; [.I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6], '4573', 'Apple Iphone 5', 'Ambos visibles', pro[13], '16192,0899934159', 6)">
            <text:p>(tie[6], '4573', 'Apple Iphone 5', 'Ambos visibles', pro[13], '16192,0899934159', 6)</text:p>
          </table:table-cell>
          <table:table-cell table:style-name="ce3" table:formula="of:=IF(RAND()&gt;0.5;CONCATENATE(&quot;(&quot;; [.J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7], '3', 'Apple Iphone 5', 'Ambos visibles', pro[13], '16211,5175180701', 6)">
            <text:p>(tie[7], '3', 'Apple Iphone 5', 'Ambos visibles', pro[13], '16211,5175180701', 6)</text:p>
          </table:table-cell>
          <table:table-cell table:style-name="ce3" table:formula="of:=IF(RAND()&gt;0.5;CONCATENATE(&quot;(&quot;; [.K$7]; &quot;, '&quot;; INT(RAND()*10000); &quot;', '&quot;; [.$B21]; &quot;', &quot;; &quot;'Ambos visibles'&quot;; &quot;, &quot;; [.$C21]; &quot;, '&quot;; [.$D21]*(0.1*RAND() + 0.95); &quot;', &quot;; INT(RAND()*10); &quot;)&quot;); &quot;&quot;)" office:value-type="string" office:string-value="(tie[9], '613', 'Apple Iphone 5', 'Ambos visibles', pro[13], '17345,1355778527', 6)">
            <text:p>(tie[9], '613', 'Apple Iphone 5', 'Ambos visibles', pro[13], '17345,1355778527', 6)</text:p>
          </table:table-cell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e Iphone 3G S</text:p>
          </table:table-cell>
          <table:table-cell table:style-name="ce3" table:formula="of:=CONCATENATE(&quot;pro[&quot;;[.A22];&quot;]&quot;)" office:value-type="string" office:string-value="pro[14]">
            <text:p>pro[14]</text:p>
          </table:table-cell>
          <table:table-cell table:style-name="ce4" office:value-type="float" office:value="4099">
            <text:p>4099</text:p>
          </table:table-cell>
          <table:table-cell table:style-name="ce3" table:formula="of:=IF(RAND()&gt;0.5;CONCATENATE(&quot;(&quot;; [.E$7]; &quot;, '&quot;; INT(RAND()*10000); &quot;', '&quot;; [.$B22]; &quot;', &quot;; &quot;'Ambos visibles'&quot;; &quot;, &quot;; [.$C22]; &quot;, '&quot;; [.$D22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22]; &quot;', &quot;; &quot;'Ambos visibles'&quot;; &quot;, &quot;; [.$C22]; &quot;, '&quot;; [.$D22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22]; &quot;', &quot;; &quot;'Ambos visibles'&quot;; &quot;, &quot;; [.$C22]; &quot;, '&quot;; [.$D22]*(0.1*RAND() + 0.95); &quot;', &quot;; INT(RAND()*10); &quot;)&quot;); &quot;&quot;)" office:value-type="string" office:string-value="(tie[2], '8320', 'Apple Iphone 3G S', 'Ambos visibles', pro[14], '3914,4626869868', 9)">
            <text:p>(tie[2], '8320', 'Apple Iphone 3G S', 'Ambos visibles', pro[14], '3914,4626869868', 9)</text:p>
          </table:table-cell>
          <table:table-cell table:style-name="ce3" table:formula="of:=IF(RAND()&gt;0.5;CONCATENATE(&quot;(&quot;; [.H$7]; &quot;, '&quot;; INT(RAND()*10000); &quot;', '&quot;; [.$B22]; &quot;', &quot;; &quot;'Ambos visibles'&quot;; &quot;, &quot;; [.$C22]; &quot;, '&quot;; [.$D22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2]; &quot;', &quot;; &quot;'Ambos visibles'&quot;; &quot;, &quot;; [.$C22]; &quot;, '&quot;; [.$D22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22]; &quot;', &quot;; &quot;'Ambos visibles'&quot;; &quot;, &quot;; [.$C22]; &quot;, '&quot;; [.$D22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22]; &quot;', &quot;; &quot;'Ambos visibles'&quot;; &quot;, &quot;; [.$C22]; &quot;, '&quot;; [.$D22]*(0.1*RAND() + 0.95); &quot;', &quot;; INT(RAND()*10); &quot;)&quot;); &quot;&quot;)" office:value-type="string" office:string-value="(tie[9], '1859', 'Apple Iphone 3G S', 'Ambos visibles', pro[14], '4239,18419290949', 3)">
            <text:p>(tie[9], '1859', 'Apple Iphone 3G S', 'Ambos visibles', pro[14], '4239,18419290949', 3)</text:p>
          </table:table-cell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msung Galaxy S III</text:p>
          </table:table-cell>
          <table:table-cell table:style-name="ce3" table:formula="of:=CONCATENATE(&quot;pro[&quot;;[.A23];&quot;]&quot;)" office:value-type="string" office:string-value="pro[15]">
            <text:p>pro[15]</text:p>
          </table:table-cell>
          <table:table-cell table:style-name="ce4" office:value-type="float" office:value="9299">
            <text:p>9299</text:p>
          </table:table-cell>
          <table:table-cell table:style-name="ce3" table:formula="of:=IF(RAND()&gt;0.5;CONCATENATE(&quot;(&quot;; [.E$7]; &quot;, '&quot;; INT(RAND()*10000); &quot;', '&quot;; [.$B23]; &quot;', &quot;; &quot;'Ambos visibles'&quot;; &quot;, &quot;; [.$C23]; &quot;, '&quot;; [.$D23]*(0.1*RAND() + 0.95); &quot;', &quot;; INT(RAND()*10); &quot;)&quot;); &quot;&quot;)" office:value-type="string" office:string-value="(tie[0], '8288', 'Samsung Galaxy S III', 'Ambos visibles', pro[15], '8872,71651980109', 5)">
            <text:p>(tie[0], '8288', 'Samsung Galaxy S III', 'Ambos visibles', pro[15], '8872,71651980109', 5)</text:p>
          </table:table-cell>
          <table:table-cell table:style-name="ce3" table:formula="of:=IF(RAND()&gt;0.5;CONCATENATE(&quot;(&quot;; [.F$7]; &quot;, '&quot;; INT(RAND()*10000); &quot;', '&quot;; [.$B23]; &quot;', &quot;; &quot;'Ambos visibles'&quot;; &quot;, &quot;; [.$C23]; &quot;, '&quot;; [.$D23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23]; &quot;', &quot;; &quot;'Ambos visibles'&quot;; &quot;, &quot;; [.$C23]; &quot;, '&quot;; [.$D23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23]; &quot;', &quot;; &quot;'Ambos visibles'&quot;; &quot;, &quot;; [.$C23]; &quot;, '&quot;; [.$D23]*(0.1*RAND() + 0.95); &quot;', &quot;; INT(RAND()*10); &quot;)&quot;); &quot;&quot;)" office:value-type="string" office:string-value="(tie[5], '2589', 'Samsung Galaxy S III', 'Ambos visibles', pro[15], '9479,64387291041', 6)">
            <text:p>(tie[5], '2589', 'Samsung Galaxy S III', 'Ambos visibles', pro[15], '9479,64387291041', 6)</text:p>
          </table:table-cell>
          <table:table-cell table:style-name="ce3" table:formula="of:=IF(RAND()&gt;0.5;CONCATENATE(&quot;(&quot;; [.I$7]; &quot;, '&quot;; INT(RAND()*10000); &quot;', '&quot;; [.$B23]; &quot;', &quot;; &quot;'Ambos visibles'&quot;; &quot;, &quot;; [.$C23]; &quot;, '&quot;; [.$D23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23]; &quot;', &quot;; &quot;'Ambos visibles'&quot;; &quot;, &quot;; [.$C23]; &quot;, '&quot;; [.$D23]*(0.1*RAND() + 0.95); &quot;', &quot;; INT(RAND()*10); &quot;)&quot;); &quot;&quot;)" office:value-type="string" office:string-value="(tie[7], '381', 'Samsung Galaxy S III', 'Ambos visibles', pro[15], '9643,48638430792', 7)">
            <text:p>(tie[7], '381', 'Samsung Galaxy S III', 'Ambos visibles', pro[15], '9643,48638430792', 7)</text:p>
          </table:table-cell>
          <table:table-cell table:style-name="ce3" table:formula="of:=IF(RAND()&gt;0.5;CONCATENATE(&quot;(&quot;; [.K$7]; &quot;, '&quot;; INT(RAND()*10000); &quot;', '&quot;; [.$B23]; &quot;', &quot;; &quot;'Ambos visibles'&quot;; &quot;, &quot;; [.$C23]; &quot;, '&quot;; [.$D23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msung Galaxy Ace Plus</text:p>
          </table:table-cell>
          <table:table-cell table:style-name="ce3" table:formula="of:=CONCATENATE(&quot;pro[&quot;;[.A24];&quot;]&quot;)" office:value-type="string" office:string-value="pro[16]">
            <text:p>pro[16]</text:p>
          </table:table-cell>
          <table:table-cell table:style-name="ce4" office:value-type="float" office:value="4099">
            <text:p>4099</text:p>
          </table:table-cell>
          <table:table-cell table:style-name="ce3" table:formula="of:=IF(RAND()&gt;0.5;CONCATENATE(&quot;(&quot;; [.E$7]; &quot;, '&quot;; INT(RAND()*10000); &quot;', '&quot;; [.$B24]; &quot;', &quot;; &quot;'Ambos visibles'&quot;; &quot;, &quot;; [.$C24]; &quot;, '&quot;; [.$D24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24]; &quot;', &quot;; &quot;'Ambos visibles'&quot;; &quot;, &quot;; [.$C24]; &quot;, '&quot;; [.$D24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24]; &quot;', &quot;; &quot;'Ambos visibles'&quot;; &quot;, &quot;; [.$C24]; &quot;, '&quot;; [.$D24]*(0.1*RAND() + 0.95); &quot;', &quot;; INT(RAND()*10); &quot;)&quot;); &quot;&quot;)" office:value-type="string" office:string-value="(tie[2], '7050', 'Samsung Galaxy Ace Plus', 'Ambos visibles', pro[16], '4024,99283284587', 3)">
            <text:p>(tie[2], '7050', 'Samsung Galaxy Ace Plus', 'Ambos visibles', pro[16], '4024,99283284587', 3)</text:p>
          </table:table-cell>
          <table:table-cell table:style-name="ce3" table:formula="of:=IF(RAND()&gt;0.5;CONCATENATE(&quot;(&quot;; [.H$7]; &quot;, '&quot;; INT(RAND()*10000); &quot;', '&quot;; [.$B24]; &quot;', &quot;; &quot;'Ambos visibles'&quot;; &quot;, &quot;; [.$C24]; &quot;, '&quot;; [.$D24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4]; &quot;', &quot;; &quot;'Ambos visibles'&quot;; &quot;, &quot;; [.$C24]; &quot;, '&quot;; [.$D24]*(0.1*RAND() + 0.95); &quot;', &quot;; INT(RAND()*10); &quot;)&quot;); &quot;&quot;)" office:value-type="string" office:string-value="(tie[6], '4964', 'Samsung Galaxy Ace Plus', 'Ambos visibles', pro[16], '4296,86481204811', 3)">
            <text:p>(tie[6], '4964', 'Samsung Galaxy Ace Plus', 'Ambos visibles', pro[16], '4296,86481204811', 3)</text:p>
          </table:table-cell>
          <table:table-cell table:style-name="ce3" table:formula="of:=IF(RAND()&gt;0.5;CONCATENATE(&quot;(&quot;; [.J$7]; &quot;, '&quot;; INT(RAND()*10000); &quot;', '&quot;; [.$B24]; &quot;', &quot;; &quot;'Ambos visibles'&quot;; &quot;, &quot;; [.$C24]; &quot;, '&quot;; [.$D24]*(0.1*RAND() + 0.95); &quot;', &quot;; INT(RAND()*10); &quot;)&quot;); &quot;&quot;)" office:value-type="string" office:string-value="(tie[7], '3417', 'Samsung Galaxy Ace Plus', 'Ambos visibles', pro[16], '4294,61264873757', 5)">
            <text:p>(tie[7], '3417', 'Samsung Galaxy Ace Plus', 'Ambos visibles', pro[16], '4294,61264873757', 5)</text:p>
          </table:table-cell>
          <table:table-cell table:style-name="ce3" table:formula="of:=IF(RAND()&gt;0.5;CONCATENATE(&quot;(&quot;; [.K$7]; &quot;, '&quot;; INT(RAND()*10000); &quot;', '&quot;; [.$B24]; &quot;', &quot;; &quot;'Ambos visibles'&quot;; &quot;, &quot;; [.$C24]; &quot;, '&quot;; [.$D24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amsung Galaxy Ace</text:p>
          </table:table-cell>
          <table:table-cell table:style-name="ce3" table:formula="of:=CONCATENATE(&quot;pro[&quot;;[.A25];&quot;]&quot;)" office:value-type="string" office:string-value="pro[17]">
            <text:p>pro[17]</text:p>
          </table:table-cell>
          <table:table-cell table:style-name="ce4" office:value-type="float" office:value="3299">
            <text:p>3299</text:p>
          </table:table-cell>
          <table:table-cell table:style-name="ce3" table:formula="of:=IF(RAND()&gt;0.5;CONCATENATE(&quot;(&quot;; [.E$7]; &quot;, '&quot;; INT(RAND()*10000); &quot;', '&quot;; [.$B25]; &quot;', &quot;; &quot;'Ambos visibles'&quot;; &quot;, &quot;; [.$C25]; &quot;, '&quot;; [.$D25]*(0.1*RAND() + 0.95); &quot;', &quot;; INT(RAND()*10); &quot;)&quot;); &quot;&quot;)" office:value-type="string" office:string-value="(tie[0], '6210', 'Samsung Galaxy Ace', 'Ambos visibles', pro[17], '3264,20808673543', 3)">
            <text:p>(tie[0], '6210', 'Samsung Galaxy Ace', 'Ambos visibles', pro[17], '3264,20808673543', 3)</text:p>
          </table:table-cell>
          <table:table-cell table:style-name="ce3" table:formula="of:=IF(RAND()&gt;0.5;CONCATENATE(&quot;(&quot;; [.F$7]; &quot;, '&quot;; INT(RAND()*10000); &quot;', '&quot;; [.$B25]; &quot;', &quot;; &quot;'Ambos visibles'&quot;; &quot;, &quot;; [.$C25]; &quot;, '&quot;; [.$D25]*(0.1*RAND() + 0.95); &quot;', &quot;; INT(RAND()*10); &quot;)&quot;); &quot;&quot;)">
            <text:p/>
          </table:table-cell>
          <table:table-cell table:style-name="ce3" table:formula="of:=IF(RAND()&gt;0.5;CONCATENATE(&quot;(&quot;; [.G$7]; &quot;, '&quot;; INT(RAND()*10000); &quot;', '&quot;; [.$B25]; &quot;', &quot;; &quot;'Ambos visibles'&quot;; &quot;, &quot;; [.$C25]; &quot;, '&quot;; [.$D25]*(0.1*RAND() + 0.95); &quot;', &quot;; INT(RAND()*10); &quot;)&quot;); &quot;&quot;)" office:value-type="string" office:string-value="(tie[2], '9086', 'Samsung Galaxy Ace', 'Ambos visibles', pro[17], '3449,96556816334', 6)">
            <text:p>(tie[2], '9086', 'Samsung Galaxy Ace', 'Ambos visibles', pro[17], '3449,96556816334', 6)</text:p>
          </table:table-cell>
          <table:table-cell table:style-name="ce3" table:formula="of:=IF(RAND()&gt;0.5;CONCATENATE(&quot;(&quot;; [.H$7]; &quot;, '&quot;; INT(RAND()*10000); &quot;', '&quot;; [.$B25]; &quot;', &quot;; &quot;'Ambos visibles'&quot;; &quot;, &quot;; [.$C25]; &quot;, '&quot;; [.$D25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5]; &quot;', &quot;; &quot;'Ambos visibles'&quot;; &quot;, &quot;; [.$C25]; &quot;, '&quot;; [.$D25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25]; &quot;', &quot;; &quot;'Ambos visibles'&quot;; &quot;, &quot;; [.$C25]; &quot;, '&quot;; [.$D25]*(0.1*RAND() + 0.95); &quot;', &quot;; INT(RAND()*10); &quot;)&quot;); &quot;&quot;)" office:value-type="string" office:string-value="(tie[7], '2599', 'Samsung Galaxy Ace', 'Ambos visibles', pro[17], '3436,18987851185', 1)">
            <text:p>(tie[7], '2599', 'Samsung Galaxy Ace', 'Ambos visibles', pro[17], '3436,18987851185', 1)</text:p>
          </table:table-cell>
          <table:table-cell table:style-name="ce3" table:formula="of:=IF(RAND()&gt;0.5;CONCATENATE(&quot;(&quot;; [.K$7]; &quot;, '&quot;; INT(RAND()*10000); &quot;', '&quot;; [.$B25]; &quot;', &quot;; &quot;'Ambos visibles'&quot;; &quot;, &quot;; [.$C25]; &quot;, '&quot;; [.$D25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amsung Galaxy S II</text:p>
          </table:table-cell>
          <table:table-cell table:style-name="ce3" table:formula="of:=CONCATENATE(&quot;pro[&quot;;[.A26];&quot;]&quot;)" office:value-type="string" office:string-value="pro[18]">
            <text:p>pro[18]</text:p>
          </table:table-cell>
          <table:table-cell table:style-name="ce4" office:value-type="float" office:value="7989">
            <text:p>7989</text:p>
          </table:table-cell>
          <table:table-cell table:style-name="ce3" table:formula="of:=IF(RAND()&gt;0.5;CONCATENATE(&quot;(&quot;; [.E$7]; &quot;, '&quot;; INT(RAND()*10000); &quot;', '&quot;; [.$B26]; &quot;', &quot;; &quot;'Ambos visibles'&quot;; &quot;, &quot;; [.$C26]; &quot;, '&quot;; [.$D26]*(0.1*RAND() + 0.95); &quot;', &quot;; INT(RAND()*10); &quot;)&quot;); &quot;&quot;)" office:value-type="string" office:string-value="(tie[0], '6387', 'Samsung Galaxy S II', 'Ambos visibles', pro[18], '8143,45345203909', 4)">
            <text:p>(tie[0], '6387', 'Samsung Galaxy S II', 'Ambos visibles', pro[18], '8143,45345203909', 4)</text:p>
          </table:table-cell>
          <table:table-cell table:style-name="ce3" table:formula="of:=IF(RAND()&gt;0.5;CONCATENATE(&quot;(&quot;; [.F$7]; &quot;, '&quot;; INT(RAND()*10000); &quot;', '&quot;; [.$B26]; &quot;', &quot;; &quot;'Ambos visibles'&quot;; &quot;, &quot;; [.$C26]; &quot;, '&quot;; [.$D26]*(0.1*RAND() + 0.95); &quot;', &quot;; INT(RAND()*10); &quot;)&quot;); &quot;&quot;)" office:value-type="string" office:string-value="(tie[1], '3072', 'Samsung Galaxy S II', 'Ambos visibles', pro[18], '7821,0936335695', 9)">
            <text:p>(tie[1], '3072', 'Samsung Galaxy S II', 'Ambos visibles', pro[18], '7821,0936335695', 9)</text:p>
          </table:table-cell>
          <table:table-cell table:style-name="ce3" table:formula="of:=IF(RAND()&gt;0.5;CONCATENATE(&quot;(&quot;; [.G$7]; &quot;, '&quot;; INT(RAND()*10000); &quot;', '&quot;; [.$B26]; &quot;', &quot;; &quot;'Ambos visibles'&quot;; &quot;, &quot;; [.$C26]; &quot;, '&quot;; [.$D26]*(0.1*RAND() + 0.95); &quot;', &quot;; INT(RAND()*10); &quot;)&quot;); &quot;&quot;)" office:value-type="string" office:string-value="(tie[2], '2562', 'Samsung Galaxy S II', 'Ambos visibles', pro[18], '7821,19593260991', 0)">
            <text:p>(tie[2], '2562', 'Samsung Galaxy S II', 'Ambos visibles', pro[18], '7821,19593260991', 0)</text:p>
          </table:table-cell>
          <table:table-cell table:style-name="ce3" table:formula="of:=IF(RAND()&gt;0.5;CONCATENATE(&quot;(&quot;; [.H$7]; &quot;, '&quot;; INT(RAND()*10000); &quot;', '&quot;; [.$B26]; &quot;', &quot;; &quot;'Ambos visibles'&quot;; &quot;, &quot;; [.$C26]; &quot;, '&quot;; [.$D26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6]; &quot;', &quot;; &quot;'Ambos visibles'&quot;; &quot;, &quot;; [.$C26]; &quot;, '&quot;; [.$D26]*(0.1*RAND() + 0.95); &quot;', &quot;; INT(RAND()*10); &quot;)&quot;); &quot;&quot;)" office:value-type="string" office:string-value="(tie[6], '5836', 'Samsung Galaxy S II', 'Ambos visibles', pro[18], '8367,11221291814', 9)">
            <text:p>(tie[6], '5836', 'Samsung Galaxy S II', 'Ambos visibles', pro[18], '8367,11221291814', 9)</text:p>
          </table:table-cell>
          <table:table-cell table:style-name="ce3" table:formula="of:=IF(RAND()&gt;0.5;CONCATENATE(&quot;(&quot;; [.J$7]; &quot;, '&quot;; INT(RAND()*10000); &quot;', '&quot;; [.$B26]; &quot;', &quot;; &quot;'Ambos visibles'&quot;; &quot;, &quot;; [.$C26]; &quot;, '&quot;; [.$D26]*(0.1*RAND() + 0.95); &quot;', &quot;; INT(RAND()*10); &quot;)&quot;); &quot;&quot;)">
            <text:p/>
          </table:table-cell>
          <table:table-cell table:style-name="ce3" table:formula="of:=IF(RAND()&gt;0.5;CONCATENATE(&quot;(&quot;; [.K$7]; &quot;, '&quot;; INT(RAND()*10000); &quot;', '&quot;; [.$B26]; &quot;', &quot;; &quot;'Ambos visibles'&quot;; &quot;, &quot;; [.$C26]; &quot;, '&quot;; [.$D26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ny Playstation 3</text:p>
          </table:table-cell>
          <table:table-cell table:style-name="ce3" table:formula="of:=CONCATENATE(&quot;pro[&quot;;[.A27];&quot;]&quot;)" office:value-type="string" office:string-value="pro[19]">
            <text:p>pro[19]</text:p>
          </table:table-cell>
          <table:table-cell table:style-name="ce4" office:value-type="float" office:value="4849">
            <text:p>4849</text:p>
          </table:table-cell>
          <table:table-cell table:style-name="ce3" table:formula="of:=IF(RAND()&gt;0.5;CONCATENATE(&quot;(&quot;; [.E$7]; &quot;, '&quot;; INT(RAND()*10000); &quot;', '&quot;; [.$B27]; &quot;', &quot;; &quot;'Ambos visibles'&quot;; &quot;, &quot;; [.$C27]; &quot;, '&quot;; [.$D27]*(0.1*RAND() + 0.95); &quot;', &quot;; INT(RAND()*10); &quot;)&quot;); &quot;&quot;)" office:value-type="string" office:string-value="(tie[0], '847', 'Sony Playstation 3', 'Ambos visibles', pro[19], '4835,52573351418', 0)">
            <text:p>(tie[0], '847', 'Sony Playstation 3', 'Ambos visibles', pro[19], '4835,52573351418', 0)</text:p>
          </table:table-cell>
          <table:table-cell table:style-name="ce3" table:formula="of:=IF(RAND()&gt;0.5;CONCATENATE(&quot;(&quot;; [.F$7]; &quot;, '&quot;; INT(RAND()*10000); &quot;', '&quot;; [.$B27]; &quot;', &quot;; &quot;'Ambos visibles'&quot;; &quot;, &quot;; [.$C27]; &quot;, '&quot;; [.$D27]*(0.1*RAND() + 0.95); &quot;', &quot;; INT(RAND()*10); &quot;)&quot;); &quot;&quot;)" office:value-type="string" office:string-value="(tie[1], '1071', 'Sony Playstation 3', 'Ambos visibles', pro[19], '4934,16417377819', 7)">
            <text:p>(tie[1], '1071', 'Sony Playstation 3', 'Ambos visibles', pro[19], '4934,16417377819', 7)</text:p>
          </table:table-cell>
          <table:table-cell table:style-name="ce3" table:formula="of:=IF(RAND()&gt;0.5;CONCATENATE(&quot;(&quot;; [.G$7]; &quot;, '&quot;; INT(RAND()*10000); &quot;', '&quot;; [.$B27]; &quot;', &quot;; &quot;'Ambos visibles'&quot;; &quot;, &quot;; [.$C27]; &quot;, '&quot;; [.$D27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27]; &quot;', &quot;; &quot;'Ambos visibles'&quot;; &quot;, &quot;; [.$C27]; &quot;, '&quot;; [.$D27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7]; &quot;', &quot;; &quot;'Ambos visibles'&quot;; &quot;, &quot;; [.$C27]; &quot;, '&quot;; [.$D27]*(0.1*RAND() + 0.95); &quot;', &quot;; INT(RAND()*10); &quot;)&quot;); &quot;&quot;)">
            <text:p/>
          </table:table-cell>
          <table:table-cell table:style-name="ce3" table:formula="of:=IF(RAND()&gt;0.5;CONCATENATE(&quot;(&quot;; [.J$7]; &quot;, '&quot;; INT(RAND()*10000); &quot;', '&quot;; [.$B27]; &quot;', &quot;; &quot;'Ambos visibles'&quot;; &quot;, &quot;; [.$C27]; &quot;, '&quot;; [.$D27]*(0.1*RAND() + 0.95); &quot;', &quot;; INT(RAND()*10); &quot;)&quot;); &quot;&quot;)" office:value-type="string" office:string-value="(tie[7], '3437', 'Sony Playstation 3', 'Ambos visibles', pro[19], '4840,73357004104', 7)">
            <text:p>(tie[7], '3437', 'Sony Playstation 3', 'Ambos visibles', pro[19], '4840,73357004104', 7)</text:p>
          </table:table-cell>
          <table:table-cell table:style-name="ce3" table:formula="of:=IF(RAND()&gt;0.5;CONCATENATE(&quot;(&quot;; [.K$7]; &quot;, '&quot;; INT(RAND()*10000); &quot;', '&quot;; [.$B27]; &quot;', &quot;; &quot;'Ambos visibles'&quot;; &quot;, &quot;; [.$C27]; &quot;, '&quot;; [.$D27]*(0.1*RAND() + 0.95); &quot;', &quot;; INT(RAND()*10); &quot;)&quot;); &quot;&quot;)" office:value-type="string" office:string-value="(tie[9], '2198', 'Sony Playstation 3', 'Ambos visibles', pro[19], '5020,50838389238', 7)">
            <text:p>(tie[9], '2198', 'Sony Playstation 3', 'Ambos visibles', pro[19], '5020,50838389238', 7)</text:p>
          </table:table-cell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A Sports FIFA 13</text:p>
          </table:table-cell>
          <table:table-cell table:style-name="ce3" table:formula="of:=CONCATENATE(&quot;pro[&quot;;[.A28];&quot;]&quot;)" office:value-type="string" office:string-value="pro[20]">
            <text:p>pro[20]</text:p>
          </table:table-cell>
          <table:table-cell table:style-name="ce4" office:value-type="float" office:value="899">
            <text:p>899</text:p>
          </table:table-cell>
          <table:table-cell table:style-name="ce3" table:formula="of:=IF(RAND()&gt;0.5;CONCATENATE(&quot;(&quot;; [.E$7]; &quot;, '&quot;; INT(RAND()*10000); &quot;', '&quot;; [.$B28]; &quot;', &quot;; &quot;'Ambos visibles'&quot;; &quot;, &quot;; [.$C28]; &quot;, '&quot;; [.$D28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28]; &quot;', &quot;; &quot;'Ambos visibles'&quot;; &quot;, &quot;; [.$C28]; &quot;, '&quot;; [.$D28]*(0.1*RAND() + 0.95); &quot;', &quot;; INT(RAND()*10); &quot;)&quot;); &quot;&quot;)" office:value-type="string" office:string-value="(tie[1], '4501', 'EA Sports FIFA 13', 'Ambos visibles', pro[20], '871,129434948601', 4)">
            <text:p>(tie[1], '4501', 'EA Sports FIFA 13', 'Ambos visibles', pro[20], '871,129434948601', 4)</text:p>
          </table:table-cell>
          <table:table-cell table:style-name="ce3" table:formula="of:=IF(RAND()&gt;0.5;CONCATENATE(&quot;(&quot;; [.G$7]; &quot;, '&quot;; INT(RAND()*10000); &quot;', '&quot;; [.$B28]; &quot;', &quot;; &quot;'Ambos visibles'&quot;; &quot;, &quot;; [.$C28]; &quot;, '&quot;; [.$D28]*(0.1*RAND() + 0.95); &quot;', &quot;; INT(RAND()*10); &quot;)&quot;); &quot;&quot;)">
            <text:p/>
          </table:table-cell>
          <table:table-cell table:style-name="ce3" table:formula="of:=IF(RAND()&gt;0.5;CONCATENATE(&quot;(&quot;; [.H$7]; &quot;, '&quot;; INT(RAND()*10000); &quot;', '&quot;; [.$B28]; &quot;', &quot;; &quot;'Ambos visibles'&quot;; &quot;, &quot;; [.$C28]; &quot;, '&quot;; [.$D28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8]; &quot;', &quot;; &quot;'Ambos visibles'&quot;; &quot;, &quot;; [.$C28]; &quot;, '&quot;; [.$D28]*(0.1*RAND() + 0.95); &quot;', &quot;; INT(RAND()*10); &quot;)&quot;); &quot;&quot;)" office:value-type="string" office:string-value="(tie[6], '4942', 'EA Sports FIFA 13', 'Ambos visibles', pro[20], '873,237180841016', 4)">
            <text:p>(tie[6], '4942', 'EA Sports FIFA 13', 'Ambos visibles', pro[20], '873,237180841016', 4)</text:p>
          </table:table-cell>
          <table:table-cell table:style-name="ce3" table:formula="of:=IF(RAND()&gt;0.5;CONCATENATE(&quot;(&quot;; [.J$7]; &quot;, '&quot;; INT(RAND()*10000); &quot;', '&quot;; [.$B28]; &quot;', &quot;; &quot;'Ambos visibles'&quot;; &quot;, &quot;; [.$C28]; &quot;, '&quot;; [.$D28]*(0.1*RAND() + 0.95); &quot;', &quot;; INT(RAND()*10); &quot;)&quot;); &quot;&quot;)" office:value-type="string" office:string-value="(tie[7], '76', 'EA Sports FIFA 13', 'Ambos visibles', pro[20], '880,079234468704', 1)">
            <text:p>(tie[7], '76', 'EA Sports FIFA 13', 'Ambos visibles', pro[20], '880,079234468704', 1)</text:p>
          </table:table-cell>
          <table:table-cell table:style-name="ce3" table:formula="of:=IF(RAND()&gt;0.5;CONCATENATE(&quot;(&quot;; [.K$7]; &quot;, '&quot;; INT(RAND()*10000); &quot;', '&quot;; [.$B28]; &quot;', &quot;; &quot;'Ambos visibles'&quot;; &quot;, &quot;; [.$C28]; &quot;, '&quot;; [.$D28]*(0.1*RAND() + 0.95); &quot;', &quot;; INT(RAND()*10); &quot;)&quot;); &quot;&quot;)" office:value-type="string" office:string-value="(tie[9], '6442', 'EA Sports FIFA 13', 'Ambos visibles', pro[20], '854,200029109046', 8)">
            <text:p>(tie[9], '6442', 'EA Sports FIFA 13', 'Ambos visibles', pro[20], '854,200029109046', 8)</text:p>
          </table:table-cell>
          <table:table-cell table:style-name="ce3"/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icrosoft Xbox 360 S</text:p>
          </table:table-cell>
          <table:table-cell table:style-name="ce3" table:formula="of:=CONCATENATE(&quot;pro[&quot;;[.A29];&quot;]&quot;)" office:value-type="string" office:string-value="pro[21]">
            <text:p>pro[21]</text:p>
          </table:table-cell>
          <table:table-cell table:style-name="ce4" office:value-type="float" office:value="4599">
            <text:p>4599</text:p>
          </table:table-cell>
          <table:table-cell table:style-name="ce3" table:formula="of:=IF(RAND()&gt;0.5;CONCATENATE(&quot;(&quot;; [.E$7]; &quot;, '&quot;; INT(RAND()*10000); &quot;', '&quot;; [.$B29]; &quot;', &quot;; &quot;'Ambos visibles'&quot;; &quot;, &quot;; [.$C29]; &quot;, '&quot;; [.$D29]*(0.1*RAND() + 0.95); &quot;', &quot;; INT(RAND()*10); &quot;)&quot;); &quot;&quot;)">
            <text:p/>
          </table:table-cell>
          <table:table-cell table:style-name="ce3" table:formula="of:=IF(RAND()&gt;0.5;CONCATENATE(&quot;(&quot;; [.F$7]; &quot;, '&quot;; INT(RAND()*10000); &quot;', '&quot;; [.$B29]; &quot;', &quot;; &quot;'Ambos visibles'&quot;; &quot;, &quot;; [.$C29]; &quot;, '&quot;; [.$D29]*(0.1*RAND() + 0.95); &quot;', &quot;; INT(RAND()*10); &quot;)&quot;); &quot;&quot;)" office:value-type="string" office:string-value="(tie[1], '7708', 'Microsoft Xbox 360 S', 'Ambos visibles', pro[21], '4574,95251772106', 1)">
            <text:p>(tie[1], '7708', 'Microsoft Xbox 360 S', 'Ambos visibles', pro[21], '4574,95251772106', 1)</text:p>
          </table:table-cell>
          <table:table-cell table:style-name="ce3" table:formula="of:=IF(RAND()&gt;0.5;CONCATENATE(&quot;(&quot;; [.G$7]; &quot;, '&quot;; INT(RAND()*10000); &quot;', '&quot;; [.$B29]; &quot;', &quot;; &quot;'Ambos visibles'&quot;; &quot;, &quot;; [.$C29]; &quot;, '&quot;; [.$D29]*(0.1*RAND() + 0.95); &quot;', &quot;; INT(RAND()*10); &quot;)&quot;); &quot;&quot;)" office:value-type="string" office:string-value="(tie[2], '3044', 'Microsoft Xbox 360 S', 'Ambos visibles', pro[21], '4711,89184337016', 1)">
            <text:p>(tie[2], '3044', 'Microsoft Xbox 360 S', 'Ambos visibles', pro[21], '4711,89184337016', 1)</text:p>
          </table:table-cell>
          <table:table-cell table:style-name="ce3" table:formula="of:=IF(RAND()&gt;0.5;CONCATENATE(&quot;(&quot;; [.H$7]; &quot;, '&quot;; INT(RAND()*10000); &quot;', '&quot;; [.$B29]; &quot;', &quot;; &quot;'Ambos visibles'&quot;; &quot;, &quot;; [.$C29]; &quot;, '&quot;; [.$D29]*(0.1*RAND() + 0.95); &quot;', &quot;; INT(RAND()*10); &quot;)&quot;); &quot;&quot;)">
            <text:p/>
          </table:table-cell>
          <table:table-cell table:style-name="ce3" table:formula="of:=IF(RAND()&gt;0.5;CONCATENATE(&quot;(&quot;; [.I$7]; &quot;, '&quot;; INT(RAND()*10000); &quot;', '&quot;; [.$B29]; &quot;', &quot;; &quot;'Ambos visibles'&quot;; &quot;, &quot;; [.$C29]; &quot;, '&quot;; [.$D29]*(0.1*RAND() + 0.95); &quot;', &quot;; INT(RAND()*10); &quot;)&quot;); &quot;&quot;)" office:value-type="string" office:string-value="(tie[6], '5802', 'Microsoft Xbox 360 S', 'Ambos visibles', pro[21], '4588,4530840674', 1)">
            <text:p>(tie[6], '5802', 'Microsoft Xbox 360 S', 'Ambos visibles', pro[21], '4588,4530840674', 1)</text:p>
          </table:table-cell>
          <table:table-cell table:style-name="ce3" table:formula="of:=IF(RAND()&gt;0.5;CONCATENATE(&quot;(&quot;; [.J$7]; &quot;, '&quot;; INT(RAND()*10000); &quot;', '&quot;; [.$B29]; &quot;', &quot;; &quot;'Ambos visibles'&quot;; &quot;, &quot;; [.$C29]; &quot;, '&quot;; [.$D29]*(0.1*RAND() + 0.95); &quot;', &quot;; INT(RAND()*10); &quot;)&quot;); &quot;&quot;)" office:value-type="string" office:string-value="(tie[7], '7120', 'Microsoft Xbox 360 S', 'Ambos visibles', pro[21], '4541,59098148858', 1)">
            <text:p>(tie[7], '7120', 'Microsoft Xbox 360 S', 'Ambos visibles', pro[21], '4541,59098148858', 1)</text:p>
          </table:table-cell>
          <table:table-cell table:style-name="ce3" table:formula="of:=IF(RAND()&gt;0.5;CONCATENATE(&quot;(&quot;; [.K$7]; &quot;, '&quot;; INT(RAND()*10000); &quot;', '&quot;; [.$B29]; &quot;', &quot;; &quot;'Ambos visibles'&quot;; &quot;, &quot;; [.$C29]; &quot;, '&quot;; [.$D29]*(0.1*RAND() + 0.95); &quot;', &quot;; INT(RAND()*10); &quot;)&quot;); &quot;&quot;)">
            <text:p/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table:formula="of:=CONCATENATE(&quot;inventario = [&quot;; STRJOIN([.E8:.K29]; CONCATENATE(&quot;,&quot;;CHAR(10); CHAR(13))); &quot;]&quot;)" office:value-type="string" office:string-value="inventario = [(tie[2], '8017', 'Blackberry Curve 9300', 'Ambos visibles', pro[0], '3287,66055492628', 4),&#10;&#13;(tie[5], '794', 'Blackberry Curve 9300', 'Ambos visibles', pro[0], '3165,86214640522', 7),&#10;&#13;(tie[6], '9473', 'Blackberry Curve 9300', 'Ambos visibles', pro[0], '3117,33788339971', 1),&#10;&#13;(tie[7], '7872', 'Blackberry Curve 9300', 'Ambos visibles', pro[0], '3346,0096711549', 5),&#10;&#13;(tie[0], '4422', 'Blackberry Bold 9650', 'Ambos visibles', pro[1], '5205,83163391398', 9),&#10;&#13;(tie[2], '9474', 'Blackberry Bold 9650', 'Ambos visibles', pro[1], '5223,92966783145', 0),&#10;&#13;(tie[5], '8481', 'Blackberry Bold 9650', 'Ambos visibles', pro[1], '5101,06055643787', 5),&#10;&#13;(tie[7], '652', 'Blackberry Bold 9650', 'Ambos visibles', pro[1], '5201,53391514756', 1),&#10;&#13;(tie[2], '3450', 'Blackberry Bold 9000', 'Ambos visibles', pro[2], '2447,51387927681', 1),&#10;&#13;(tie[5], '5361', 'Blackberry Bold 9000', 'Ambos visibles', pro[2], '2522,22009538673', 4),&#10;&#13;(tie[6], '5742', 'Blackberry Bold 9000', 'Ambos visibles', pro[2], '2611,29844991956', 6),&#10;&#13;(tie[7], '8502', 'Blackberry Bold 9000', 'Ambos visibles', pro[2], '2528,96086592227', 9),&#10;&#13;(tie[2], '7454', 'Blackberry Bold 9700', 'Ambos visibles', pro[3], '3321,97611316061', 6),&#10;&#13;(tie[5], '2863', 'Blackberry Bold 9700', 'Ambos visibles', pro[3], '3282,32651158702', 8),&#10;&#13;(tie[1], '7500', 'Blackberry Curve 9320', 'Ambos visibles', pro[4], '3745,48410873055', 8),&#10;&#13;(tie[5], '9400', 'Blackberry Curve 9320', 'Ambos visibles', pro[4], '3907,03446223391', 5),&#10;&#13;(tie[6], '3241', 'Blackberry Curve 9320', 'Ambos visibles', pro[4], '3909,18537387671', 8),&#10;&#13;(tie[7], '4311', 'Blackberry Curve 9320', 'Ambos visibles', pro[4], '3694,81414707266', 0),&#10;&#13;(tie[9], '5242', 'Blackberry Curve 9320', 'Ambos visibles', pro[4], '3835,27664347314', 9),&#10;&#13;(tie[0], '5413', 'Blackberry Bold 9900', 'Ambos visibles', pro[5], '7677,29688847461', 0),&#10;&#13;(tie[1], '8374', 'Blackberry Bold 9900', 'Ambos visibles', pro[5], '7562,72955386061', 8),&#10;&#13;(tie[2], '6230', 'Blackberry Bold 9900', 'Ambos visibles', pro[5], '7783,8728161356', 6),&#10;&#13;(tie[5], '3893', 'Blackberry Bold 9900', 'Ambos visibles', pro[5], '7750,03938324312', 8),&#10;&#13;(tie[6], '8397', 'Blackberry Bold 9900', 'Ambos visibles', pro[5], '7610,85228937967', 3),&#10;&#13;(tie[9], '7401', 'Blackberry Bold 9900', 'Ambos visibles', pro[5], '7201,42482035258', 2),&#10;&#13;(tie[1], '4138', 'Blackberry Curve 9380', 'Ambos visibles', pro[6], '4880,10494697634', 2),&#10;&#13;(tie[9], '404', 'Blackberry Curve 9380', 'Ambos visibles', pro[6], '4488,65988857551', 4),&#10;&#13;(tie[0], '469', 'Blackberry Curve 8900', 'Ambos visibles', pro[7], '2922,2903545782', 3),&#10;&#13;(tie[1], '6869', 'Blackberry Curve 8900', 'Ambos visibles', pro[7], '3104,54019207903', 1),&#10;&#13;(tie[2], '4229', 'Blackberry Curve 8900', 'Ambos visibles', pro[7], '3073,62193129095', 8),&#10;&#13;(tie[5], '9999', 'Blackberry Curve 8900', 'Ambos visibles', pro[7], '2934,44506371575', 1),&#10;&#13;(tie[9], '4806', 'Blackberry Curve 8900', 'Ambos visibles', pro[7], '3148,80457581161', 0),&#10;&#13;(tie[0], '1634', 'Blackberry Curve 8320', 'Ambos visibles', pro[8], '1433,27148575694', 0),&#10;&#13;(tie[1], '5199', 'Blackberry Curve 8320', 'Ambos visibles', pro[8], '1494,97959612748', 6),&#10;&#13;(tie[2], '2993', 'Blackberry Curve 8320', 'Ambos visibles', pro[8], '1465,3973280075', 2),&#10;&#13;(tie[5], '4397', 'Blackberry Curve 8320', 'Ambos visibles', pro[8], '1500,22370713404', 8),&#10;&#13;(tie[7], '7539', 'Blackberry Curve 8320', 'Ambos visibles', pro[8], '1506,9455615615', 5),&#10;&#13;(tie[9], '3727', 'Blackberry Curve 8320', 'Ambos visibles', pro[8], '1471,83326222836', 7),&#10;&#13;(tie[1], '6194', 'Blackberry Pearl 8100', 'Ambos visibles', pro[9], '1334,65865941336', 4),&#10;&#13;(tie[5], '5864', 'Blackberry Pearl 8100', 'Ambos visibles', pro[9], '1319,67189948829', 5),&#10;&#13;(tie[1], '1003', 'Blackberry Torch 9850', 'Ambos visibles', pro[10], '6199,7099759616', 0),&#10;&#13;(tie[7], '925', 'Blackberry Torch 9850', 'Ambos visibles', pro[10], '6366,13304855302', 4),&#10;&#13;(tie[9], '7755', 'Blackberry Torch 9850', 'Ambos visibles', pro[10], '6279,55452729017', 1),&#10;&#13;(tie[0], '2701', 'Blackberry Torch 9860', 'Ambos visibles', pro[11], '7438,22903255699', 2),&#10;&#13;(tie[1], '9499', 'Blackberry Torch 9860', 'Ambos visibles', pro[11], '7612,23735666485', 5),&#10;&#13;(tie[7], '8138', 'Blackberry Torch 9860', 'Ambos visibles', pro[11], '7685,86349728983', 7),&#10;&#13;(tie[9], '4897', 'Blackberry Torch 9860', 'Ambos visibles', pro[11], '8005,13912728988', 0),&#10;&#13;(tie[0], '5039', 'Apple Iphone 4S', 'Ambos visibles', pro[12], '10867,998347002', 0),&#10;&#13;(tie[1], '7131', 'Apple Iphone 4S', 'Ambos visibles', pro[12], '10810,2934362314', 5),&#10;&#13;(tie[6], '3344', 'Apple Iphone 4S', 'Ambos visibles', pro[12], '10833,8679719311', 9),&#10;&#13;(tie[7], '7369', 'Apple Iphone 4S', 'Ambos visibles', pro[12], '11029,1339554321', 5),&#10;&#13;(tie[9], '4464', 'Apple Iphone 4S', 'Ambos visibles', pro[12], '10820,3991116588', 6),&#10;&#13;(tie[0], '789', 'Apple Iphone 5', 'Ambos visibles', pro[13], '16922,2482420245', 7),&#10;&#13;(tie[1], '9134', 'Apple Iphone 5', 'Ambos visibles', pro[13], '16781,0255295937', 2),&#10;&#13;(tie[2], '6040', 'Apple Iphone 5', 'Ambos visibles', pro[13], '17758,0942047571', 7),&#10;&#13;(tie[5], '7870', 'Apple Iphone 5', 'Ambos visibles', pro[13], '17004,8880242467', 3),&#10;&#13;(tie[6], '4573', 'Apple Iphone 5', 'Ambos visibles', pro[13], '16192,0899934159', 6),&#10;&#13;(tie[7], '3', 'Apple Iphone 5', 'Ambos visibles', pro[13], '16211,5175180701', 6),&#10;&#13;(tie[9], '613', 'Apple Iphone 5', 'Ambos visibles', pro[13], '17345,1355778527', 6),&#10;&#13;(tie[2], '8320', 'Apple Iphone 3G S', 'Ambos visibles', pro[14], '3914,4626869868', 9),&#10;&#13;(tie[9], '1859', 'Apple Iphone 3G S', 'Ambos visibles', pro[14], '4239,18419290949', 3),&#10;&#13;(tie[0], '8288', 'Samsung Galaxy S III', 'Ambos visibles', pro[15], '8872,71651980109', 5),&#10;&#13;(tie[5], '2589', 'Samsung Galaxy S III', 'Ambos visibles', pro[15], '9479,64387291041', 6),&#10;&#13;(tie[7], '381', 'Samsung Galaxy S III', 'Ambos visibles', pro[15], '9643,48638430792', 7),&#10;&#13;(tie[2], '7050', 'Samsung Galaxy Ace Plus', 'Ambos visibles', pro[16], '4024,99283284587', 3),&#10;&#13;(tie[6], '4964', 'Samsung Galaxy Ace Plus', 'Ambos visibles', pro[16], '4296,86481204811', 3),&#10;&#13;(tie[7], '3417', 'Samsung Galaxy Ace Plus', 'Ambos visibles', pro[16], '4294,61264873757', 5),&#10;&#13;(tie[0], '6210', 'Samsung Galaxy Ace', 'Ambos visibles', pro[17], '3264,20808673543', 3),&#10;&#13;(tie[2], '9086', 'Samsung Galaxy Ace', 'Ambos visibles', pro[17], '3449,96556816334', 6),&#10;&#13;(tie[7], '2599', 'Samsung Galaxy Ace', 'Ambos visibles', pro[17], '3436,18987851185', 1),&#10;&#13;(tie[0], '6387', 'Samsung Galaxy S II', 'Ambos visibles', pro[18], '8143,45345203909', 4),&#10;&#13;(tie[1], '3072', 'Samsung Galaxy S II', 'Ambos visibles', pro[18], '7821,0936335695', 9),&#10;&#13;(tie[2], '2562', 'Samsung Galaxy S II', 'Ambos visibles', pro[18], '7821,19593260991', 0),&#10;&#13;(tie[6], '5836', 'Samsung Galaxy S II', 'Ambos visibles', pro[18], '8367,11221291814', 9),&#10;&#13;(tie[0], '847', 'Sony Playstation 3', 'Ambos visibles', pro[19], '4835,52573351418', 0),&#10;&#13;(tie[1], '1071', 'Sony Playstation 3', 'Ambos visibles', pro[19], '4934,16417377819', 7),&#10;&#13;(tie[7], '3437', 'Sony Playstation 3', 'Ambos visibles', pro[19], '4840,73357004104', 7),&#10;&#13;(tie[9], '2198', 'Sony Playstation 3', 'Ambos visibles', pro[19], '5020,50838389238', 7),&#10;&#13;(tie[1], '4501', 'EA Sports FIFA 13', 'Ambos visibles', pro[20], '871,129434948601', 4),&#10;&#13;(tie[6], '4942', 'EA Sports FIFA 13', 'Ambos visibles', pro[20], '873,237180841016', 4),&#10;&#13;(tie[7], '76', 'EA Sports FIFA 13', 'Ambos visibles', pro[20], '880,079234468704', 1),&#10;&#13;(tie[9], '6442', 'EA Sports FIFA 13', 'Ambos visibles', pro[20], '854,200029109046', 8),&#10;&#13;(tie[1], '7708', 'Microsoft Xbox 360 S', 'Ambos visibles', pro[21], '4574,95251772106', 1),&#10;&#13;(tie[2], '3044', 'Microsoft Xbox 360 S', 'Ambos visibles', pro[21], '4711,89184337016', 1),&#10;&#13;(tie[6], '5802', 'Microsoft Xbox 360 S', 'Ambos visibles', pro[21], '4588,4530840674', 1),&#10;&#13;(tie[7], '7120', 'Microsoft Xbox 360 S', 'Ambos visibles', pro[21], '4541,59098148858', 1)]" table:number-columns-spanned="4" table:number-rows-spanned="80">
            <text:p>inventario = [(tie[2], '8017', 'Blackberry Curve 9300', 'Ambos visibles', pro[0], '3287,66055492628', 4),<text:line-break/>(tie[5], '794', 'Blackberry Curve 9300', 'Ambos visibles', pro[0], '3165,86214640522', 7),<text:line-break/>(tie[6], '9473', 'Blackberry Curve 9300', 'Ambos visibles', pro[0], '3117,33788339971', 1),<text:line-break/>(tie[7], '7872', 'Blackberry Curve 9300', 'Ambos visibles', pro[0], '3346,0096711549', 5),<text:line-break/>(tie[0], '4422', 'Blackberry Bold 9650', 'Ambos visibles', pro[1], '5205,83163391398', 9),<text:line-break/>(tie[2], '9474', 'Blackberry Bold 9650', 'Ambos visibles', pro[1], '5223,92966783145', 0),<text:line-break/>(tie[5], '8481', 'Blackberry Bold 9650', 'Ambos visibles', pro[1], '5101,06055643787', 5),<text:line-break/>(tie[7], '652', 'Blackberry Bold 9650', 'Ambos visibles', pro[1], '5201,53391514756', 1),<text:line-break/>(tie[2], '3450', 'Blackberry Bold 9000', 'Ambos visibles', pro[2], '2447,51387927681', 1),<text:line-break/>(tie[5], '5361', 'Blackberry Bold 9000', 'Ambos visibles', pro[2], '2522,22009538673', 4),<text:line-break/>(tie[6], '5742', 'Blackberry Bold 9000', 'Ambos visibles', pro[2], '2611,29844991956', 6),<text:line-break/>(tie[7], '8502', 'Blackberry Bold 9000', 'Ambos visibles', pro[2], '2528,96086592227', 9),<text:line-break/>(tie[2], '7454', 'Blackberry Bold 9700', 'Ambos visibles', pro[3], '3321,97611316061', 6),<text:line-break/>(tie[5], '2863', 'Blackberry Bold 9700', 'Ambos visibles', pro[3], '3282,32651158702', 8),<text:line-break/>(tie[1], '7500', 'Blackberry Curve 9320', 'Ambos visibles', pro[4], '3745,48410873055', 8),<text:line-break/>(tie[5], '9400', 'Blackberry Curve 9320', 'Ambos visibles', pro[4], '3907,03446223391', 5),<text:line-break/>(tie[6], '3241', 'Blackberry Curve 9320', 'Ambos visibles', pro[4], '3909,18537387671', 8),<text:line-break/>(tie[7], '4311', 'Blackberry Curve 9320', 'Ambos visibles', pro[4], '3694,81414707266', 0),<text:line-break/>(tie[9], '5242', 'Blackberry Curve 9320', 'Ambos visibles', pro[4], '3835,27664347314', 9),<text:line-break/>(tie[0], '5413', 'Blackberry Bold 9900', 'Ambos visibles', pro[5], '7677,29688847461', 0),<text:line-break/>(tie[1], '8374', 'Blackberry Bold 9900', 'Ambos visibles', pro[5], '7562,72955386061', 8),<text:line-break/>(tie[2], '6230', 'Blackberry Bold 9900', 'Ambos visibles', pro[5], '7783,8728161356', 6),<text:line-break/>(tie[5], '3893', 'Blackberry Bold 9900', 'Ambos visibles', pro[5], '7750,03938324312', 8),<text:line-break/>(tie[6], '8397', 'Blackberry Bold 9900', 'Ambos visibles', pro[5], '7610,85228937967', 3),<text:line-break/>(tie[9], '7401', 'Blackberry Bold 9900', 'Ambos visibles', pro[5], '7201,42482035258', 2),<text:line-break/>(tie[1], '4138', 'Blackberry Curve 9380', 'Ambos visibles', pro[6], '4880,10494697634', 2),<text:line-break/>(tie[9], '404', 'Blackberry Curve 9380', 'Ambos visibles', pro[6], '4488,65988857551', 4),<text:line-break/>(tie[0], '469', 'Blackberry Curve 8900', 'Ambos visibles', pro[7], '2922,2903545782', 3),<text:line-break/>(tie[1], '6869', 'Blackberry Curve 8900', 'Ambos visibles', pro[7], '3104,54019207903', 1),<text:line-break/>(tie[2], '4229', 'Blackberry Curve 8900', 'Ambos visibles', pro[7], '3073,62193129095', 8),<text:line-break/>(tie[5], '9999', 'Blackberry Curve 8900', 'Ambos visibles', pro[7], '2934,44506371575', 1),<text:line-break/>(tie[9], '4806', 'Blackberry Curve 8900', 'Ambos visibles', pro[7], '3148,80457581161', 0),<text:line-break/>(tie[0], '1634', 'Blackberry Curve 8320', 'Ambos visibles', pro[8], '1433,27148575694', 0),<text:line-break/>(tie[1], '5199', 'Blackberry Curve 8320', 'Ambos visibles', pro[8], '1494,97959612748', 6),<text:line-break/>(tie[2], '2993', 'Blackberry Curve 8320', 'Ambos visibles', pro[8], '1465,3973280075', 2),<text:line-break/>(tie[5], '4397', 'Blackberry Curve 8320', 'Ambos visibles', pro[8], '1500,22370713404', 8),<text:line-break/>(tie[7], '7539', 'Blackberry Curve 8320', 'Ambos visibles', pro[8], '1506,9455615615', 5),<text:line-break/>(tie[9], '3727', 'Blackberry Curve 8320', 'Ambos visibles', pro[8], '1471,83326222836', 7),<text:line-break/>(tie[1], '6194', 'Blackberry Pearl 8100', 'Ambos visibles', pro[9], '1334,65865941336', 4),<text:line-break/>(tie[5], '5864', 'Blackberry Pearl 8100', 'Ambos visibles', pro[9], '1319,67189948829', 5),<text:line-break/>(tie[1], '1003', 'Blackberry Torch 9850', 'Ambos visibles', pro[10], '6199,7099759616', 0),<text:line-break/>(tie[7], '925', 'Blackberry Torch 9850', 'Ambos visibles', pro[10], '6366,13304855302', 4),<text:line-break/>(tie[9], '7755', 'Blackberry Torch 9850', 'Ambos visibles', pro[10], '6279,55452729017', 1),<text:line-break/>(tie[0], '2701', 'Blackberry Torch 9860', 'Ambos visibles', pro[11], '7438,22903255699', 2),<text:line-break/>(tie[1], '9499', 'Blackberry Torch 9860', 'Ambos visibles', pro[11], '7612,23735666485', 5),<text:line-break/>(tie[7], '8138', 'Blackberry Torch 9860', 'Ambos visibles', pro[11], '7685,86349728983', 7),<text:line-break/>(tie[9], '4897', 'Blackberry Torch 9860', 'Ambos visibles', pro[11], '8005,13912728988', 0),<text:line-break/>(tie[0], '5039', 'Apple Iphone 4S', 'Ambos visibles', pro[12], '10867,998347002', 0),<text:line-break/>(tie[1], '7131', 'Apple Iphone 4S', 'Ambos visibles', pro[12], '10810,2934362314', 5),<text:line-break/>(tie[6], '3344', 'Apple Iphone 4S', 'Ambos visibles', pro[12], '10833,8679719311', 9),<text:line-break/>(tie[7], '7369', 'Apple Iphone 4S', 'Ambos visibles', pro[12], '11029,1339554321', 5),<text:line-break/>(tie[9], '4464', 'Apple Iphone 4S', 'Ambos visibles', pro[12], '10820,3991116588', 6),<text:line-break/>(tie[0], '789', 'Apple Iphone 5', 'Ambos visibles', pro[13], '16922,2482420245', 7),<text:line-break/>(tie[1], '9134', 'Apple Iphone 5', 'Ambos visibles', pro[13], '16781,0255295937', 2),<text:line-break/>(tie[2], '6040', 'Apple Iphone 5', 'Ambos visibles', pro[13], '17758,0942047571', 7),<text:line-break/>(tie[5], '7870', 'Apple Iphone 5', 'Ambos visibles', pro[13], '17004,8880242467', 3),<text:line-break/>(tie[6], '4573', 'Apple Iphone 5', 'Ambos visibles', pro[13], '16192,0899934159', 6),<text:line-break/>(tie[7], '3', 'Apple Iphone 5', 'Ambos visibles', pro[13], '16211,5175180701', 6),<text:line-break/>(tie[9], '613', 'Apple Iphone 5', 'Ambos visibles', pro[13], '17345,1355778527', 6),<text:line-break/>(tie[2], '8320', 'Apple Iphone 3G S', 'Ambos visibles', pro[14], '3914,4626869868', 9),<text:line-break/>(tie[9], '1859', 'Apple Iphone 3G S', 'Ambos visibles', pro[14], '4239,18419290949', 3),<text:line-break/>(tie[0], '8288', 'Samsung Galaxy S III', 'Ambos visibles', pro[15], '8872,71651980109', 5),<text:line-break/>(tie[5], '2589', 'Samsung Galaxy S III', 'Ambos visibles', pro[15], '9479,64387291041', 6),<text:line-break/>(tie[7], '381', 'Samsung Galaxy S III', 'Ambos visibles', pro[15], '9643,48638430792', 7),<text:line-break/>(tie[2], '7050', 'Samsung Galaxy Ace Plus', 'Ambos visibles', pro[16], '4024,99283284587', 3),<text:line-break/>(tie[6], '4964', 'Samsung Galaxy Ace Plus', 'Ambos visibles', pro[16], '4296,86481204811', 3),<text:line-break/>(tie[7], '3417', 'Samsung Galaxy Ace Plus', 'Ambos visibles', pro[16], '4294,61264873757', 5),<text:line-break/>(tie[0], '6210', 'Samsung Galaxy Ace', 'Ambos visibles', pro[17], '3264,20808673543', 3),<text:line-break/>(tie[2], '9086', 'Samsung Galaxy Ace', 'Ambos visibles', pro[17], '3449,96556816334', 6),<text:line-break/>(tie[7], '2599', 'Samsung Galaxy Ace', 'Ambos visibles', pro[17], '3436,18987851185', 1),<text:line-break/>(tie[0], '6387', 'Samsung Galaxy S II', 'Ambos visibles', pro[18], '8143,45345203909', 4),<text:line-break/>(tie[1], '3072', 'Samsung Galaxy S II', 'Ambos visibles', pro[18], '7821,0936335695', 9),<text:line-break/>(tie[2], '2562', 'Samsung Galaxy S II', 'Ambos visibles', pro[18], '7821,19593260991', 0),<text:line-break/>(tie[6], '5836', 'Samsung Galaxy S II', 'Ambos visibles', pro[18], '8367,11221291814', 9),<text:line-break/>(tie[0], '847', 'Sony Playstation 3', 'Ambos visibles', pro[19], '4835,52573351418', 0),<text:line-break/>(tie[1], '1071', 'Sony Playstation 3', 'Ambos visibles', pro[19], '4934,16417377819', 7),<text:line-break/>(tie[7], '3437', 'Sony Playstation 3', 'Ambos visibles', pro[19], '4840,73357004104', 7),<text:line-break/>(tie[9], '2198', 'Sony Playstation 3', 'Ambos visibles', pro[19], '5020,50838389238', 7),<text:line-break/>(tie[1], '4501', 'EA Sports FIFA 13', 'Ambos visibles', pro[20], '871,129434948601', 4),<text:line-break/>(tie[6], '4942', 'EA Sports FIFA 13', 'Ambos visibles', pro[20], '873,237180841016', 4),<text:line-break/>(tie[7], '76', 'EA Sports FIFA 13', 'Ambos visibles', pro[20], '880,079234468704', 1),<text:line-break/>(tie[9], '6442', 'EA Sports FIFA 13', 'Ambos visibles', pro[20], '854,200029109046', 8),<text:line-break/>(tie[1], '7708', 'Microsoft Xbox 360 S', 'Ambos visibles', pro[21], '4574,95251772106', 1),<text:line-break/>(tie[2], '3044', 'Microsoft Xbox 360 S', 'Ambos visibles', pro[21], '4711,89184337016', 1),<text:line-break/>(tie[6], '5802', 'Microsoft Xbox 360 S', 'Ambos visibles', pro[21], '4588,4530840674', 1),<text:line-break/>(tie[7], '7120', 'Microsoft Xbox 360 S', 'Ambos visibles', pro[21], '4541,59098148858', 1)]</text:p>
          </table:table-cell>
          <table:covered-table-cell table:number-columns-repeated="3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</table:table>
      <table:table table:name="Sheet2" table:style-name="ta1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stor Bohorquez</meta:initial-creator>
    <meta:creation-date>2012-11-28T11:47:15</meta:creation-date>
    <dc:date>2012-11-28T14:54:36</dc:date>
    <dc:creator>Nestor Bohorquez</dc:creator>
    <meta:editing-duration>PT2H34M50S</meta:editing-duration>
    <meta:editing-cycles>6</meta:editing-cycles>
    <meta:generator>LibreOffice/3.5$Linux_x86 LibreOffice_project/350m1$Build-2</meta:generator>
    <meta:document-statistic meta:table-count="3" meta:cell-count="267" meta:object-count="0"/>
  </office:meta>
</office:document-meta>
</file>